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ST_A</text:p>
          </table:table-cell>
        </table:table-row>
        <table:table-row table:style-name="ro1">
          <table:table-cell office:value-type="date" office:date-value="1981-09-01" calcext:value-type="date">
            <text:p>01/09/81</text:p>
          </table:table-cell>
          <table:table-cell office:value-type="float" office:value="-0.2045019" calcext:value-type="float">
            <text:p>-0.2045019</text:p>
          </table:table-cell>
        </table:table-row>
        <table:table-row table:style-name="ro1">
          <table:table-cell office:value-type="date" office:date-value="1981-10-01" calcext:value-type="date">
            <text:p>01/10/81</text:p>
          </table:table-cell>
          <table:table-cell office:value-type="float" office:value="-0.1374499" calcext:value-type="float">
            <text:p>-0.1374499</text:p>
          </table:table-cell>
        </table:table-row>
        <table:table-row table:style-name="ro1">
          <table:table-cell office:value-type="date" office:date-value="1981-11-01" calcext:value-type="date">
            <text:p>01/11/81</text:p>
          </table:table-cell>
          <table:table-cell office:value-type="float" office:value="-0.1012358" calcext:value-type="float">
            <text:p>-0.1012358</text:p>
          </table:table-cell>
        </table:table-row>
        <table:table-row table:style-name="ro1">
          <table:table-cell office:value-type="date" office:date-value="1981-12-01" calcext:value-type="date">
            <text:p>01/12/81</text:p>
          </table:table-cell>
          <table:table-cell office:value-type="float" office:value="-0.1946888" calcext:value-type="float">
            <text:p>-0.1946888</text:p>
          </table:table-cell>
        </table:table-row>
        <table:table-row table:style-name="ro1">
          <table:table-cell office:value-type="date" office:date-value="1982-01-01" calcext:value-type="date">
            <text:p>01/01/82</text:p>
          </table:table-cell>
          <table:table-cell office:value-type="float" office:value="-0.3201566" calcext:value-type="float">
            <text:p>-0.3201566</text:p>
          </table:table-cell>
        </table:table-row>
        <table:table-row table:style-name="ro1">
          <table:table-cell office:value-type="date" office:date-value="1982-02-01" calcext:value-type="date">
            <text:p>01/02/82</text:p>
          </table:table-cell>
          <table:table-cell office:value-type="float" office:value="-0.464787" calcext:value-type="float">
            <text:p>-0.464787</text:p>
          </table:table-cell>
        </table:table-row>
        <table:table-row table:style-name="ro1">
          <table:table-cell office:value-type="date" office:date-value="1982-03-01" calcext:value-type="date">
            <text:p>01/03/82</text:p>
          </table:table-cell>
          <table:table-cell office:value-type="float" office:value="-0.4037261" calcext:value-type="float">
            <text:p>-0.4037261</text:p>
          </table:table-cell>
        </table:table-row>
        <table:table-row table:style-name="ro1">
          <table:table-cell office:value-type="date" office:date-value="1982-04-01" calcext:value-type="date">
            <text:p>01/04/82</text:p>
          </table:table-cell>
          <table:table-cell office:value-type="float" office:value="-0.3753066" calcext:value-type="float">
            <text:p>-0.3753066</text:p>
          </table:table-cell>
        </table:table-row>
        <table:table-row table:style-name="ro1">
          <table:table-cell office:value-type="date" office:date-value="1982-05-01" calcext:value-type="date">
            <text:p>01/05/82</text:p>
          </table:table-cell>
          <table:table-cell office:value-type="float" office:value="-0.4387277" calcext:value-type="float">
            <text:p>-0.4387277</text:p>
          </table:table-cell>
        </table:table-row>
        <table:table-row table:style-name="ro1">
          <table:table-cell office:value-type="date" office:date-value="1982-06-01" calcext:value-type="date">
            <text:p>01/06/82</text:p>
          </table:table-cell>
          <table:table-cell office:value-type="float" office:value="-0.4307241" calcext:value-type="float">
            <text:p>-0.4307241</text:p>
          </table:table-cell>
        </table:table-row>
        <table:table-row table:style-name="ro1">
          <table:table-cell office:value-type="date" office:date-value="1982-07-01" calcext:value-type="date">
            <text:p>01/07/82</text:p>
          </table:table-cell>
          <table:table-cell office:value-type="float" office:value="-0.4480978" calcext:value-type="float">
            <text:p>-0.4480978</text:p>
          </table:table-cell>
        </table:table-row>
        <table:table-row table:style-name="ro1">
          <table:table-cell office:value-type="date" office:date-value="1982-08-01" calcext:value-type="date">
            <text:p>01/08/82</text:p>
          </table:table-cell>
          <table:table-cell office:value-type="float" office:value="-0.5844263" calcext:value-type="float">
            <text:p>-0.5844263</text:p>
          </table:table-cell>
        </table:table-row>
        <table:table-row table:style-name="ro1">
          <table:table-cell office:value-type="date" office:date-value="1982-09-01" calcext:value-type="date">
            <text:p>01/09/82</text:p>
          </table:table-cell>
          <table:table-cell office:value-type="float" office:value="-0.5295869" calcext:value-type="float">
            <text:p>-0.5295869</text:p>
          </table:table-cell>
        </table:table-row>
        <table:table-row table:style-name="ro1">
          <table:table-cell office:value-type="date" office:date-value="1982-10-01" calcext:value-type="date">
            <text:p>01/10/82</text:p>
          </table:table-cell>
          <table:table-cell office:value-type="float" office:value="-0.2410105" calcext:value-type="float">
            <text:p>-0.2410105</text:p>
          </table:table-cell>
        </table:table-row>
        <table:table-row table:style-name="ro1">
          <table:table-cell office:value-type="date" office:date-value="1982-11-01" calcext:value-type="date">
            <text:p>01/11/82</text:p>
          </table:table-cell>
          <table:table-cell office:value-type="float" office:value="-0.1220009" calcext:value-type="float">
            <text:p>-0.1220009</text:p>
          </table:table-cell>
        </table:table-row>
        <table:table-row table:style-name="ro1">
          <table:table-cell office:value-type="date" office:date-value="1982-12-01" calcext:value-type="date">
            <text:p>01/12/82</text:p>
          </table:table-cell>
          <table:table-cell office:value-type="float" office:value="-0.07686128" calcext:value-type="float">
            <text:p>-0.07686128</text:p>
          </table:table-cell>
        </table:table-row>
        <table:table-row table:style-name="ro1">
          <table:table-cell office:value-type="date" office:date-value="1983-01-01" calcext:value-type="date">
            <text:p>01/01/83</text:p>
          </table:table-cell>
          <table:table-cell office:value-type="float" office:value="0.07668434" calcext:value-type="float">
            <text:p>0.07668434</text:p>
          </table:table-cell>
        </table:table-row>
        <table:table-row table:style-name="ro1">
          <table:table-cell office:value-type="date" office:date-value="1983-02-01" calcext:value-type="date">
            <text:p>01/02/83</text:p>
          </table:table-cell>
          <table:table-cell office:value-type="float" office:value="-0.1201126" calcext:value-type="float">
            <text:p>-0.1201126</text:p>
          </table:table-cell>
        </table:table-row>
        <table:table-row table:style-name="ro1">
          <table:table-cell office:value-type="date" office:date-value="1983-03-01" calcext:value-type="date">
            <text:p>01/03/83</text:p>
          </table:table-cell>
          <table:table-cell office:value-type="float" office:value="-0.3103323" calcext:value-type="float">
            <text:p>-0.3103323</text:p>
          </table:table-cell>
        </table:table-row>
        <table:table-row table:style-name="ro1">
          <table:table-cell office:value-type="date" office:date-value="1983-04-01" calcext:value-type="date">
            <text:p>01/04/83</text:p>
          </table:table-cell>
          <table:table-cell office:value-type="float" office:value="-0.2878199" calcext:value-type="float">
            <text:p>-0.2878199</text:p>
          </table:table-cell>
        </table:table-row>
        <table:table-row table:style-name="ro1">
          <table:table-cell office:value-type="date" office:date-value="1983-05-01" calcext:value-type="date">
            <text:p>01/05/83</text:p>
          </table:table-cell>
          <table:table-cell office:value-type="float" office:value="-0.3610066" calcext:value-type="float">
            <text:p>-0.3610066</text:p>
          </table:table-cell>
        </table:table-row>
        <table:table-row table:style-name="ro1">
          <table:table-cell office:value-type="date" office:date-value="1983-06-01" calcext:value-type="date">
            <text:p>01/06/83</text:p>
          </table:table-cell>
          <table:table-cell office:value-type="float" office:value="-0.5059626" calcext:value-type="float">
            <text:p>-0.5059626</text:p>
          </table:table-cell>
        </table:table-row>
        <table:table-row table:style-name="ro1">
          <table:table-cell office:value-type="date" office:date-value="1983-07-01" calcext:value-type="date">
            <text:p>01/07/83</text:p>
          </table:table-cell>
          <table:table-cell office:value-type="float" office:value="-0.4488307" calcext:value-type="float">
            <text:p>-0.4488307</text:p>
          </table:table-cell>
        </table:table-row>
        <table:table-row table:style-name="ro1">
          <table:table-cell office:value-type="date" office:date-value="1983-08-01" calcext:value-type="date">
            <text:p>01/08/83</text:p>
          </table:table-cell>
          <table:table-cell office:value-type="float" office:value="-0.4498278" calcext:value-type="float">
            <text:p>-0.4498278</text:p>
          </table:table-cell>
        </table:table-row>
        <table:table-row table:style-name="ro1">
          <table:table-cell office:value-type="date" office:date-value="1983-09-01" calcext:value-type="date">
            <text:p>01/09/83</text:p>
          </table:table-cell>
          <table:table-cell office:value-type="float" office:value="-0.3876957" calcext:value-type="float">
            <text:p>-0.3876957</text:p>
          </table:table-cell>
        </table:table-row>
        <table:table-row table:style-name="ro1">
          <table:table-cell office:value-type="date" office:date-value="1983-10-01" calcext:value-type="date">
            <text:p>01/10/83</text:p>
          </table:table-cell>
          <table:table-cell office:value-type="float" office:value="-0.2615016" calcext:value-type="float">
            <text:p>-0.2615016</text:p>
          </table:table-cell>
        </table:table-row>
        <table:table-row table:style-name="ro1">
          <table:table-cell office:value-type="date" office:date-value="1983-11-01" calcext:value-type="date">
            <text:p>01/11/83</text:p>
          </table:table-cell>
          <table:table-cell office:value-type="float" office:value="-0.210567" calcext:value-type="float">
            <text:p>-0.210567</text:p>
          </table:table-cell>
        </table:table-row>
        <table:table-row table:style-name="ro1">
          <table:table-cell office:value-type="date" office:date-value="1983-12-01" calcext:value-type="date">
            <text:p>01/12/83</text:p>
          </table:table-cell>
          <table:table-cell office:value-type="float" office:value="-0.1842962" calcext:value-type="float">
            <text:p>-0.1842962</text:p>
          </table:table-cell>
        </table:table-row>
        <table:table-row table:style-name="ro1">
          <table:table-cell office:value-type="date" office:date-value="1984-01-01" calcext:value-type="date">
            <text:p>01/01/84</text:p>
          </table:table-cell>
          <table:table-cell office:value-type="float" office:value="-0.15889" calcext:value-type="float">
            <text:p>-0.15889</text:p>
          </table:table-cell>
        </table:table-row>
        <table:table-row table:style-name="ro1">
          <table:table-cell office:value-type="date" office:date-value="1984-02-01" calcext:value-type="date">
            <text:p>01/02/84</text:p>
          </table:table-cell>
          <table:table-cell office:value-type="float" office:value="-0.1686049" calcext:value-type="float">
            <text:p>-0.1686049</text:p>
          </table:table-cell>
        </table:table-row>
        <table:table-row table:style-name="ro1">
          <table:table-cell office:value-type="date" office:date-value="1984-03-01" calcext:value-type="date">
            <text:p>01/03/84</text:p>
          </table:table-cell>
          <table:table-cell office:value-type="float" office:value="-0.2381496" calcext:value-type="float">
            <text:p>-0.2381496</text:p>
          </table:table-cell>
        </table:table-row>
        <table:table-row table:style-name="ro1">
          <table:table-cell office:value-type="date" office:date-value="1984-04-01" calcext:value-type="date">
            <text:p>01/04/84</text:p>
          </table:table-cell>
          <table:table-cell office:value-type="float" office:value="-0.2171303" calcext:value-type="float">
            <text:p>-0.2171303</text:p>
          </table:table-cell>
        </table:table-row>
        <table:table-row table:style-name="ro1">
          <table:table-cell office:value-type="date" office:date-value="1984-05-01" calcext:value-type="date">
            <text:p>01/05/84</text:p>
          </table:table-cell>
          <table:table-cell office:value-type="float" office:value="-0.2729537" calcext:value-type="float">
            <text:p>-0.2729537</text:p>
          </table:table-cell>
        </table:table-row>
        <table:table-row table:style-name="ro1">
          <table:table-cell office:value-type="date" office:date-value="1984-06-01" calcext:value-type="date">
            <text:p>01/06/84</text:p>
          </table:table-cell>
          <table:table-cell office:value-type="float" office:value="-0.1595261" calcext:value-type="float">
            <text:p>-0.1595261</text:p>
          </table:table-cell>
        </table:table-row>
        <table:table-row table:style-name="ro1">
          <table:table-cell office:value-type="date" office:date-value="1984-07-01" calcext:value-type="date">
            <text:p>01/07/84</text:p>
          </table:table-cell>
          <table:table-cell office:value-type="float" office:value="-0.2270019" calcext:value-type="float">
            <text:p>-0.2270019</text:p>
          </table:table-cell>
        </table:table-row>
        <table:table-row table:style-name="ro1">
          <table:table-cell office:value-type="date" office:date-value="1984-08-01" calcext:value-type="date">
            <text:p>01/08/84</text:p>
          </table:table-cell>
          <table:table-cell office:value-type="float" office:value="-0.04275804" calcext:value-type="float">
            <text:p>-0.04275804</text:p>
          </table:table-cell>
        </table:table-row>
        <table:table-row table:style-name="ro1">
          <table:table-cell office:value-type="date" office:date-value="1984-09-01" calcext:value-type="date">
            <text:p>01/09/84</text:p>
          </table:table-cell>
          <table:table-cell office:value-type="float" office:value="0.1374576" calcext:value-type="float">
            <text:p>0.1374576</text:p>
          </table:table-cell>
        </table:table-row>
        <table:table-row table:style-name="ro1">
          <table:table-cell office:value-type="date" office:date-value="1984-10-01" calcext:value-type="date">
            <text:p>01/10/84</text:p>
          </table:table-cell>
          <table:table-cell office:value-type="float" office:value="0.06295096" calcext:value-type="float">
            <text:p>0.06295096</text:p>
          </table:table-cell>
        </table:table-row>
        <table:table-row table:style-name="ro1">
          <table:table-cell office:value-type="date" office:date-value="1984-11-01" calcext:value-type="date">
            <text:p>01/11/84</text:p>
          </table:table-cell>
          <table:table-cell office:value-type="float" office:value="0.1220919" calcext:value-type="float">
            <text:p>0.1220919</text:p>
          </table:table-cell>
        </table:table-row>
        <table:table-row table:style-name="ro1">
          <table:table-cell office:value-type="date" office:date-value="1984-12-01" calcext:value-type="date">
            <text:p>01/12/84</text:p>
          </table:table-cell>
          <table:table-cell office:value-type="float" office:value="0.05377576" calcext:value-type="float">
            <text:p>0.05377576</text:p>
          </table:table-cell>
        </table:table-row>
        <table:table-row table:style-name="ro1">
          <table:table-cell office:value-type="date" office:date-value="1985-01-01" calcext:value-type="date">
            <text:p>01/01/85</text:p>
          </table:table-cell>
          <table:table-cell office:value-type="float" office:value="-0.1240761" calcext:value-type="float">
            <text:p>-0.1240761</text:p>
          </table:table-cell>
        </table:table-row>
        <table:table-row table:style-name="ro1">
          <table:table-cell office:value-type="date" office:date-value="1985-02-01" calcext:value-type="date">
            <text:p>01/02/85</text:p>
          </table:table-cell>
          <table:table-cell office:value-type="float" office:value="-0.1839689" calcext:value-type="float">
            <text:p>-0.1839689</text:p>
          </table:table-cell>
        </table:table-row>
        <table:table-row table:style-name="ro1">
          <table:table-cell office:value-type="date" office:date-value="1985-03-01" calcext:value-type="date">
            <text:p>01/03/85</text:p>
          </table:table-cell>
          <table:table-cell office:value-type="float" office:value="-0.2096061" calcext:value-type="float">
            <text:p>-0.2096061</text:p>
          </table:table-cell>
        </table:table-row>
        <table:table-row table:style-name="ro1">
          <table:table-cell office:value-type="date" office:date-value="1985-04-01" calcext:value-type="date">
            <text:p>01/04/85</text:p>
          </table:table-cell>
          <table:table-cell office:value-type="float" office:value="-0.2736373" calcext:value-type="float">
            <text:p>-0.2736373</text:p>
          </table:table-cell>
        </table:table-row>
        <table:table-row table:style-name="ro1">
          <table:table-cell office:value-type="date" office:date-value="1985-05-01" calcext:value-type="date">
            <text:p>01/05/85</text:p>
          </table:table-cell>
          <table:table-cell office:value-type="float" office:value="-0.2179469" calcext:value-type="float">
            <text:p>-0.2179469</text:p>
          </table:table-cell>
        </table:table-row>
        <table:table-row table:style-name="ro1">
          <table:table-cell office:value-type="date" office:date-value="1985-06-01" calcext:value-type="date">
            <text:p>01/06/85</text:p>
          </table:table-cell>
          <table:table-cell office:value-type="float" office:value="-0.1759336" calcext:value-type="float">
            <text:p>-0.1759336</text:p>
          </table:table-cell>
        </table:table-row>
        <table:table-row table:style-name="ro1">
          <table:table-cell office:value-type="date" office:date-value="1985-07-01" calcext:value-type="date">
            <text:p>01/07/85</text:p>
          </table:table-cell>
          <table:table-cell office:value-type="float" office:value="-0.1171046" calcext:value-type="float">
            <text:p>-0.1171046</text:p>
          </table:table-cell>
        </table:table-row>
        <table:table-row table:style-name="ro1">
          <table:table-cell office:value-type="date" office:date-value="1985-08-01" calcext:value-type="date">
            <text:p>01/08/85</text:p>
          </table:table-cell>
          <table:table-cell office:value-type="float" office:value="-0.2173208" calcext:value-type="float">
            <text:p>-0.2173208</text:p>
          </table:table-cell>
        </table:table-row>
        <table:table-row table:style-name="ro1">
          <table:table-cell office:value-type="date" office:date-value="1985-09-01" calcext:value-type="date">
            <text:p>01/09/85</text:p>
          </table:table-cell>
          <table:table-cell office:value-type="float" office:value="-0.3151748" calcext:value-type="float">
            <text:p>-0.3151748</text:p>
          </table:table-cell>
        </table:table-row>
        <table:table-row table:style-name="ro1">
          <table:table-cell office:value-type="date" office:date-value="1985-10-01" calcext:value-type="date">
            <text:p>01/10/85</text:p>
          </table:table-cell>
          <table:table-cell office:value-type="float" office:value="-0.2300819" calcext:value-type="float">
            <text:p>-0.2300819</text:p>
          </table:table-cell>
        </table:table-row>
        <table:table-row table:style-name="ro1">
          <table:table-cell office:value-type="date" office:date-value="1985-11-01" calcext:value-type="date">
            <text:p>01/11/85</text:p>
          </table:table-cell>
          <table:table-cell office:value-type="float" office:value="-0.2863962" calcext:value-type="float">
            <text:p>-0.2863962</text:p>
          </table:table-cell>
        </table:table-row>
        <table:table-row table:style-name="ro1">
          <table:table-cell office:value-type="date" office:date-value="1985-12-01" calcext:value-type="date">
            <text:p>01/12/85</text:p>
          </table:table-cell>
          <table:table-cell office:value-type="float" office:value="-0.1511858" calcext:value-type="float">
            <text:p>-0.1511858</text:p>
          </table:table-cell>
        </table:table-row>
        <table:table-row table:style-name="ro1">
          <table:table-cell office:value-type="date" office:date-value="1986-01-01" calcext:value-type="date">
            <text:p>01/01/86</text:p>
          </table:table-cell>
          <table:table-cell office:value-type="float" office:value="-0.2013827" calcext:value-type="float">
            <text:p>-0.2013827</text:p>
          </table:table-cell>
        </table:table-row>
        <table:table-row table:style-name="ro1">
          <table:table-cell office:value-type="date" office:date-value="1986-02-01" calcext:value-type="date">
            <text:p>01/02/86</text:p>
          </table:table-cell>
          <table:table-cell office:value-type="float" office:value="-0.05149935" calcext:value-type="float">
            <text:p>-0.05149935</text:p>
          </table:table-cell>
        </table:table-row>
        <table:table-row table:style-name="ro1">
          <table:table-cell office:value-type="date" office:date-value="1986-03-01" calcext:value-type="date">
            <text:p>01/03/86</text:p>
          </table:table-cell>
          <table:table-cell office:value-type="float" office:value="-0.1117778" calcext:value-type="float">
            <text:p>-0.1117778</text:p>
          </table:table-cell>
        </table:table-row>
        <table:table-row table:style-name="ro1">
          <table:table-cell office:value-type="date" office:date-value="1986-04-01" calcext:value-type="date">
            <text:p>01/04/86</text:p>
          </table:table-cell>
          <table:table-cell office:value-type="float" office:value="-0.263746" calcext:value-type="float">
            <text:p>-0.263746</text:p>
          </table:table-cell>
        </table:table-row>
        <table:table-row table:style-name="ro1">
          <table:table-cell office:value-type="date" office:date-value="1986-05-01" calcext:value-type="date">
            <text:p>01/05/86</text:p>
          </table:table-cell>
          <table:table-cell office:value-type="float" office:value="-0.1568832" calcext:value-type="float">
            <text:p>-0.1568832</text:p>
          </table:table-cell>
        </table:table-row>
        <table:table-row table:style-name="ro1">
          <table:table-cell office:value-type="date" office:date-value="1986-06-01" calcext:value-type="date">
            <text:p>01/06/86</text:p>
          </table:table-cell>
          <table:table-cell office:value-type="float" office:value="-0.2761587" calcext:value-type="float">
            <text:p>-0.2761587</text:p>
          </table:table-cell>
        </table:table-row>
        <table:table-row table:style-name="ro1">
          <table:table-cell office:value-type="date" office:date-value="1986-07-01" calcext:value-type="date">
            <text:p>01/07/86</text:p>
          </table:table-cell>
          <table:table-cell office:value-type="float" office:value="-0.2548249" calcext:value-type="float">
            <text:p>-0.2548249</text:p>
          </table:table-cell>
        </table:table-row>
        <table:table-row table:style-name="ro1">
          <table:table-cell office:value-type="date" office:date-value="1986-08-01" calcext:value-type="date">
            <text:p>01/08/86</text:p>
          </table:table-cell>
          <table:table-cell office:value-type="float" office:value="-0.3051654" calcext:value-type="float">
            <text:p>-0.3051654</text:p>
          </table:table-cell>
        </table:table-row>
        <table:table-row table:style-name="ro1">
          <table:table-cell office:value-type="date" office:date-value="1986-09-01" calcext:value-type="date">
            <text:p>01/09/86</text:p>
          </table:table-cell>
          <table:table-cell office:value-type="float" office:value="-0.3177467" calcext:value-type="float">
            <text:p>-0.3177467</text:p>
          </table:table-cell>
        </table:table-row>
        <table:table-row table:style-name="ro1">
          <table:table-cell office:value-type="date" office:date-value="1986-10-01" calcext:value-type="date">
            <text:p>01/10/86</text:p>
          </table:table-cell>
          <table:table-cell office:value-type="float" office:value="-0.305712" calcext:value-type="float">
            <text:p>-0.305712</text:p>
          </table:table-cell>
        </table:table-row>
        <table:table-row table:style-name="ro1">
          <table:table-cell office:value-type="date" office:date-value="1986-11-01" calcext:value-type="date">
            <text:p>01/11/86</text:p>
          </table:table-cell>
          <table:table-cell office:value-type="float" office:value="-0.1260847" calcext:value-type="float">
            <text:p>-0.1260847</text:p>
          </table:table-cell>
        </table:table-row>
        <table:table-row table:style-name="ro1">
          <table:table-cell office:value-type="date" office:date-value="1986-12-01" calcext:value-type="date">
            <text:p>01/12/86</text:p>
          </table:table-cell>
          <table:table-cell office:value-type="float" office:value="-0.1435107" calcext:value-type="float">
            <text:p>-0.1435107</text:p>
          </table:table-cell>
        </table:table-row>
        <table:table-row table:style-name="ro1">
          <table:table-cell office:value-type="date" office:date-value="1987-01-01" calcext:value-type="date">
            <text:p>01/01/87</text:p>
          </table:table-cell>
          <table:table-cell office:value-type="float" office:value="-0.2411453" calcext:value-type="float">
            <text:p>-0.2411453</text:p>
          </table:table-cell>
        </table:table-row>
        <table:table-row table:style-name="ro1">
          <table:table-cell office:value-type="date" office:date-value="1987-02-01" calcext:value-type="date">
            <text:p>01/02/87</text:p>
          </table:table-cell>
          <table:table-cell office:value-type="float" office:value="-0.171424" calcext:value-type="float">
            <text:p>-0.171424</text:p>
          </table:table-cell>
        </table:table-row>
        <table:table-row table:style-name="ro1">
          <table:table-cell office:value-type="date" office:date-value="1987-03-01" calcext:value-type="date">
            <text:p>01/03/87</text:p>
          </table:table-cell>
          <table:table-cell office:value-type="float" office:value="-0.1546162" calcext:value-type="float">
            <text:p>-0.1546162</text:p>
          </table:table-cell>
        </table:table-row>
        <table:table-row table:style-name="ro1">
          <table:table-cell office:value-type="date" office:date-value="1987-04-01" calcext:value-type="date">
            <text:p>01/04/87</text:p>
          </table:table-cell>
          <table:table-cell office:value-type="float" office:value="-0.1174552" calcext:value-type="float">
            <text:p>-0.1174552</text:p>
          </table:table-cell>
        </table:table-row>
        <table:table-row table:style-name="ro1">
          <table:table-cell office:value-type="date" office:date-value="1987-05-01" calcext:value-type="date">
            <text:p>01/05/87</text:p>
          </table:table-cell>
          <table:table-cell office:value-type="float" office:value="-0.2216032" calcext:value-type="float">
            <text:p>-0.2216032</text:p>
          </table:table-cell>
        </table:table-row>
        <table:table-row table:style-name="ro1">
          <table:table-cell office:value-type="date" office:date-value="1987-06-01" calcext:value-type="date">
            <text:p>01/06/87</text:p>
          </table:table-cell>
          <table:table-cell office:value-type="float" office:value="-0.2018615" calcext:value-type="float">
            <text:p>-0.2018615</text:p>
          </table:table-cell>
        </table:table-row>
        <table:table-row table:style-name="ro1">
          <table:table-cell office:value-type="date" office:date-value="1987-07-01" calcext:value-type="date">
            <text:p>01/07/87</text:p>
          </table:table-cell>
          <table:table-cell office:value-type="float" office:value="-0.09964316" calcext:value-type="float">
            <text:p>-0.09964316</text:p>
          </table:table-cell>
        </table:table-row>
        <table:table-row table:style-name="ro1">
          <table:table-cell office:value-type="date" office:date-value="1987-08-01" calcext:value-type="date">
            <text:p>01/08/87</text:p>
          </table:table-cell>
          <table:table-cell office:value-type="float" office:value="-0.1779633" calcext:value-type="float">
            <text:p>-0.1779633</text:p>
          </table:table-cell>
        </table:table-row>
        <table:table-row table:style-name="ro1">
          <table:table-cell office:value-type="date" office:date-value="1987-09-01" calcext:value-type="date">
            <text:p>01/09/87</text:p>
          </table:table-cell>
          <table:table-cell office:value-type="float" office:value="-0.1859336" calcext:value-type="float">
            <text:p>-0.1859336</text:p>
          </table:table-cell>
        </table:table-row>
        <table:table-row table:style-name="ro1">
          <table:table-cell office:value-type="date" office:date-value="1987-10-01" calcext:value-type="date">
            <text:p>01/10/87</text:p>
          </table:table-cell>
          <table:table-cell office:value-type="float" office:value="-0.1129419" calcext:value-type="float">
            <text:p>-0.1129419</text:p>
          </table:table-cell>
        </table:table-row>
        <table:table-row table:style-name="ro1">
          <table:table-cell office:value-type="date" office:date-value="1987-11-01" calcext:value-type="date">
            <text:p>01/11/87</text:p>
          </table:table-cell>
          <table:table-cell office:value-type="float" office:value="0.02981859" calcext:value-type="float">
            <text:p>0.02981859</text:p>
          </table:table-cell>
        </table:table-row>
        <table:table-row table:style-name="ro1">
          <table:table-cell office:value-type="date" office:date-value="1987-12-01" calcext:value-type="date">
            <text:p>01/12/87</text:p>
          </table:table-cell>
          <table:table-cell office:value-type="float" office:value="-0.07640918" calcext:value-type="float">
            <text:p>-0.07640918</text:p>
          </table:table-cell>
        </table:table-row>
        <table:table-row table:style-name="ro1">
          <table:table-cell office:value-type="date" office:date-value="1988-01-01" calcext:value-type="date">
            <text:p>01/01/88</text:p>
          </table:table-cell>
          <table:table-cell office:value-type="float" office:value="0.09679961" calcext:value-type="float">
            <text:p>0.09679961</text:p>
          </table:table-cell>
        </table:table-row>
        <table:table-row table:style-name="ro1">
          <table:table-cell office:value-type="date" office:date-value="1988-02-01" calcext:value-type="date">
            <text:p>01/02/88</text:p>
          </table:table-cell>
          <table:table-cell office:value-type="float" office:value="-0.008164892" calcext:value-type="float">
            <text:p>-0.008164892</text:p>
          </table:table-cell>
        </table:table-row>
        <table:table-row table:style-name="ro1">
          <table:table-cell office:value-type="date" office:date-value="1988-03-01" calcext:value-type="date">
            <text:p>01/03/88</text:p>
          </table:table-cell>
          <table:table-cell office:value-type="float" office:value="-0.1711826" calcext:value-type="float">
            <text:p>-0.1711826</text:p>
          </table:table-cell>
        </table:table-row>
        <table:table-row table:style-name="ro1">
          <table:table-cell office:value-type="date" office:date-value="1988-04-01" calcext:value-type="date">
            <text:p>01/04/88</text:p>
          </table:table-cell>
          <table:table-cell office:value-type="float" office:value="-0.0922446" calcext:value-type="float">
            <text:p>-0.0922446</text:p>
          </table:table-cell>
        </table:table-row>
        <table:table-row table:style-name="ro1">
          <table:table-cell office:value-type="date" office:date-value="1988-05-01" calcext:value-type="date">
            <text:p>01/05/88</text:p>
          </table:table-cell>
          <table:table-cell office:value-type="float" office:value="-0.03788279" calcext:value-type="float">
            <text:p>-0.03788279</text:p>
          </table:table-cell>
        </table:table-row>
        <table:table-row table:style-name="ro1">
          <table:table-cell office:value-type="date" office:date-value="1988-06-01" calcext:value-type="date">
            <text:p>01/06/88</text:p>
          </table:table-cell>
          <table:table-cell office:value-type="float" office:value="0.0152548" calcext:value-type="float">
            <text:p>0.0152548</text:p>
          </table:table-cell>
        </table:table-row>
        <table:table-row table:style-name="ro1">
          <table:table-cell office:value-type="date" office:date-value="1988-07-01" calcext:value-type="date">
            <text:p>01/07/88</text:p>
          </table:table-cell>
          <table:table-cell office:value-type="float" office:value="-0.1644807" calcext:value-type="float">
            <text:p>-0.1644807</text:p>
          </table:table-cell>
        </table:table-row>
        <table:table-row table:style-name="ro1">
          <table:table-cell office:value-type="date" office:date-value="1988-08-01" calcext:value-type="date">
            <text:p>01/08/88</text:p>
          </table:table-cell>
          <table:table-cell office:value-type="float" office:value="-0.08504314" calcext:value-type="float">
            <text:p>-0.08504314</text:p>
          </table:table-cell>
        </table:table-row>
        <table:table-row table:style-name="ro1">
          <table:table-cell office:value-type="date" office:date-value="1988-09-01" calcext:value-type="date">
            <text:p>01/09/88</text:p>
          </table:table-cell>
          <table:table-cell office:value-type="float" office:value="-0.138193" calcext:value-type="float">
            <text:p>-0.138193</text:p>
          </table:table-cell>
        </table:table-row>
        <table:table-row table:style-name="ro1">
          <table:table-cell office:value-type="date" office:date-value="1988-10-01" calcext:value-type="date">
            <text:p>01/10/88</text:p>
          </table:table-cell>
          <table:table-cell office:value-type="float" office:value="-0.2159922" calcext:value-type="float">
            <text:p>-0.2159922</text:p>
          </table:table-cell>
        </table:table-row>
        <table:table-row table:style-name="ro1">
          <table:table-cell office:value-type="date" office:date-value="1988-11-01" calcext:value-type="date">
            <text:p>01/11/88</text:p>
          </table:table-cell>
          <table:table-cell office:value-type="float" office:value="-0.2278426" calcext:value-type="float">
            <text:p>-0.2278426</text:p>
          </table:table-cell>
        </table:table-row>
        <table:table-row table:style-name="ro1">
          <table:table-cell office:value-type="date" office:date-value="1988-12-01" calcext:value-type="date">
            <text:p>01/12/88</text:p>
          </table:table-cell>
          <table:table-cell office:value-type="float" office:value="-0.2323366" calcext:value-type="float">
            <text:p>-0.2323366</text:p>
          </table:table-cell>
        </table:table-row>
        <table:table-row table:style-name="ro1">
          <table:table-cell office:value-type="date" office:date-value="1989-01-01" calcext:value-type="date">
            <text:p>01/01/89</text:p>
          </table:table-cell>
          <table:table-cell office:value-type="float" office:value="-0.02337288" calcext:value-type="float">
            <text:p>-0.02337288</text:p>
          </table:table-cell>
        </table:table-row>
        <table:table-row table:style-name="ro1">
          <table:table-cell office:value-type="date" office:date-value="1989-02-01" calcext:value-type="date">
            <text:p>01/02/89</text:p>
          </table:table-cell>
          <table:table-cell office:value-type="float" office:value="-0.1522422" calcext:value-type="float">
            <text:p>-0.1522422</text:p>
          </table:table-cell>
        </table:table-row>
        <table:table-row table:style-name="ro1">
          <table:table-cell office:value-type="date" office:date-value="1989-03-01" calcext:value-type="date">
            <text:p>01/03/89</text:p>
          </table:table-cell>
          <table:table-cell office:value-type="float" office:value="-0.04461085" calcext:value-type="float">
            <text:p>-0.04461085</text:p>
          </table:table-cell>
        </table:table-row>
        <table:table-row table:style-name="ro1">
          <table:table-cell office:value-type="date" office:date-value="1989-04-01" calcext:value-type="date">
            <text:p>01/04/89</text:p>
          </table:table-cell>
          <table:table-cell office:value-type="float" office:value="-0.0928074" calcext:value-type="float">
            <text:p>-0.0928074</text:p>
          </table:table-cell>
        </table:table-row>
        <table:table-row table:style-name="ro1">
          <table:table-cell office:value-type="date" office:date-value="1989-05-01" calcext:value-type="date">
            <text:p>01/05/89</text:p>
          </table:table-cell>
          <table:table-cell office:value-type="float" office:value="-0.0839396" calcext:value-type="float">
            <text:p>-0.0839396</text:p>
          </table:table-cell>
        </table:table-row>
        <table:table-row table:style-name="ro1">
          <table:table-cell office:value-type="date" office:date-value="1989-06-01" calcext:value-type="date">
            <text:p>01/06/89</text:p>
          </table:table-cell>
          <table:table-cell office:value-type="float" office:value="-0.2416092" calcext:value-type="float">
            <text:p>-0.2416092</text:p>
          </table:table-cell>
        </table:table-row>
        <table:table-row table:style-name="ro1">
          <table:table-cell office:value-type="date" office:date-value="1989-07-01" calcext:value-type="date">
            <text:p>01/07/89</text:p>
          </table:table-cell>
          <table:table-cell office:value-type="float" office:value="-0.2845129" calcext:value-type="float">
            <text:p>-0.2845129</text:p>
          </table:table-cell>
        </table:table-row>
        <table:table-row table:style-name="ro1">
          <table:table-cell office:value-type="date" office:date-value="1989-08-01" calcext:value-type="date">
            <text:p>01/08/89</text:p>
          </table:table-cell>
          <table:table-cell office:value-type="float" office:value="-0.239541" calcext:value-type="float">
            <text:p>-0.239541</text:p>
          </table:table-cell>
        </table:table-row>
        <table:table-row table:style-name="ro1">
          <table:table-cell office:value-type="date" office:date-value="1989-09-01" calcext:value-type="date">
            <text:p>01/09/89</text:p>
          </table:table-cell>
          <table:table-cell office:value-type="float" office:value="-0.2542304" calcext:value-type="float">
            <text:p>-0.2542304</text:p>
          </table:table-cell>
        </table:table-row>
        <table:table-row table:style-name="ro1">
          <table:table-cell office:value-type="date" office:date-value="1989-10-01" calcext:value-type="date">
            <text:p>01/10/89</text:p>
          </table:table-cell>
          <table:table-cell office:value-type="float" office:value="-0.2465219" calcext:value-type="float">
            <text:p>-0.2465219</text:p>
          </table:table-cell>
        </table:table-row>
        <table:table-row table:style-name="ro1">
          <table:table-cell office:value-type="date" office:date-value="1989-11-01" calcext:value-type="date">
            <text:p>01/11/89</text:p>
          </table:table-cell>
          <table:table-cell office:value-type="float" office:value="-0.08173021" calcext:value-type="float">
            <text:p>-0.08173021</text:p>
          </table:table-cell>
        </table:table-row>
        <table:table-row table:style-name="ro1">
          <table:table-cell office:value-type="date" office:date-value="1989-12-01" calcext:value-type="date">
            <text:p>01/12/89</text:p>
          </table:table-cell>
          <table:table-cell office:value-type="float" office:value="-0.1546398" calcext:value-type="float">
            <text:p>-0.1546398</text:p>
          </table:table-cell>
        </table:table-row>
        <table:table-row table:style-name="ro1">
          <table:table-cell office:value-type="date" office:date-value="1990-01-01" calcext:value-type="date">
            <text:p>01/01/90</text:p>
          </table:table-cell>
          <table:table-cell office:value-type="float" office:value="-0.1734633" calcext:value-type="float">
            <text:p>-0.1734633</text:p>
          </table:table-cell>
        </table:table-row>
        <table:table-row table:style-name="ro1">
          <table:table-cell office:value-type="date" office:date-value="1990-02-01" calcext:value-type="date">
            <text:p>01/02/90</text:p>
          </table:table-cell>
          <table:table-cell office:value-type="float" office:value="0.1028408" calcext:value-type="float">
            <text:p>0.1028408</text:p>
          </table:table-cell>
        </table:table-row>
        <table:table-row table:style-name="ro1">
          <table:table-cell office:value-type="date" office:date-value="1990-03-01" calcext:value-type="date">
            <text:p>01/03/90</text:p>
          </table:table-cell>
          <table:table-cell office:value-type="float" office:value="0.1153622" calcext:value-type="float">
            <text:p>0.1153622</text:p>
          </table:table-cell>
        </table:table-row>
        <table:table-row table:style-name="ro1">
          <table:table-cell office:value-type="date" office:date-value="1990-04-01" calcext:value-type="date">
            <text:p>01/04/90</text:p>
          </table:table-cell>
          <table:table-cell office:value-type="float" office:value="0.1163054" calcext:value-type="float">
            <text:p>0.1163054</text:p>
          </table:table-cell>
        </table:table-row>
        <table:table-row table:style-name="ro1">
          <table:table-cell office:value-type="date" office:date-value="1990-05-01" calcext:value-type="date">
            <text:p>01/05/90</text:p>
          </table:table-cell>
          <table:table-cell office:value-type="float" office:value="-0.01108242" calcext:value-type="float">
            <text:p>-0.01108242</text:p>
          </table:table-cell>
        </table:table-row>
        <table:table-row table:style-name="ro1">
          <table:table-cell office:value-type="date" office:date-value="1990-06-01" calcext:value-type="date">
            <text:p>01/06/90</text:p>
          </table:table-cell>
          <table:table-cell office:value-type="float" office:value="-0.02370254" calcext:value-type="float">
            <text:p>-0.02370254</text:p>
          </table:table-cell>
        </table:table-row>
        <table:table-row table:style-name="ro1">
          <table:table-cell office:value-type="date" office:date-value="1990-07-01" calcext:value-type="date">
            <text:p>01/07/90</text:p>
          </table:table-cell>
          <table:table-cell office:value-type="float" office:value="-0.1393031" calcext:value-type="float">
            <text:p>-0.1393031</text:p>
          </table:table-cell>
        </table:table-row>
        <table:table-row table:style-name="ro1">
          <table:table-cell office:value-type="date" office:date-value="1990-08-01" calcext:value-type="date">
            <text:p>01/08/90</text:p>
          </table:table-cell>
          <table:table-cell office:value-type="float" office:value="-0.1598481" calcext:value-type="float">
            <text:p>-0.1598481</text:p>
          </table:table-cell>
        </table:table-row>
        <table:table-row table:style-name="ro1">
          <table:table-cell office:value-type="date" office:date-value="1990-09-01" calcext:value-type="date">
            <text:p>01/09/90</text:p>
          </table:table-cell>
          <table:table-cell office:value-type="float" office:value="0.08055821" calcext:value-type="float">
            <text:p>0.08055821</text:p>
          </table:table-cell>
        </table:table-row>
        <table:table-row table:style-name="ro1">
          <table:table-cell office:value-type="date" office:date-value="1990-10-01" calcext:value-type="date">
            <text:p>01/10/90</text:p>
          </table:table-cell>
          <table:table-cell office:value-type="float" office:value="0.1017633" calcext:value-type="float">
            <text:p>0.1017633</text:p>
          </table:table-cell>
        </table:table-row>
        <table:table-row table:style-name="ro1">
          <table:table-cell office:value-type="date" office:date-value="1990-11-01" calcext:value-type="date">
            <text:p>01/11/90</text:p>
          </table:table-cell>
          <table:table-cell office:value-type="float" office:value="-0.01762504" calcext:value-type="float">
            <text:p>-0.01762504</text:p>
          </table:table-cell>
        </table:table-row>
        <table:table-row table:style-name="ro1">
          <table:table-cell office:value-type="date" office:date-value="1990-12-01" calcext:value-type="date">
            <text:p>01/12/90</text:p>
          </table:table-cell>
          <table:table-cell office:value-type="float" office:value="-0.0845918" calcext:value-type="float">
            <text:p>-0.0845918</text:p>
          </table:table-cell>
        </table:table-row>
        <table:table-row table:style-name="ro1">
          <table:table-cell office:value-type="date" office:date-value="1991-01-01" calcext:value-type="date">
            <text:p>01/01/91</text:p>
          </table:table-cell>
          <table:table-cell office:value-type="float" office:value="-0.1094352" calcext:value-type="float">
            <text:p>-0.1094352</text:p>
          </table:table-cell>
        </table:table-row>
        <table:table-row table:style-name="ro1">
          <table:table-cell office:value-type="date" office:date-value="1991-02-01" calcext:value-type="date">
            <text:p>01/02/91</text:p>
          </table:table-cell>
          <table:table-cell office:value-type="float" office:value="-0.1201455" calcext:value-type="float">
            <text:p>-0.1201455</text:p>
          </table:table-cell>
        </table:table-row>
        <table:table-row table:style-name="ro1">
          <table:table-cell office:value-type="date" office:date-value="1991-03-01" calcext:value-type="date">
            <text:p>01/03/91</text:p>
          </table:table-cell>
          <table:table-cell office:value-type="float" office:value="-0.0132336" calcext:value-type="float">
            <text:p>-0.0132336</text:p>
          </table:table-cell>
        </table:table-row>
        <table:table-row table:style-name="ro1">
          <table:table-cell office:value-type="date" office:date-value="1991-04-01" calcext:value-type="date">
            <text:p>01/04/91</text:p>
          </table:table-cell>
          <table:table-cell office:value-type="float" office:value="0.05727065" calcext:value-type="float">
            <text:p>0.05727065</text:p>
          </table:table-cell>
        </table:table-row>
        <table:table-row table:style-name="ro1">
          <table:table-cell office:value-type="date" office:date-value="1991-05-01" calcext:value-type="date">
            <text:p>01/05/91</text:p>
          </table:table-cell>
          <table:table-cell office:value-type="float" office:value="-0.03164842" calcext:value-type="float">
            <text:p>-0.03164842</text:p>
          </table:table-cell>
        </table:table-row>
        <table:table-row table:style-name="ro1">
          <table:table-cell office:value-type="date" office:date-value="1991-06-01" calcext:value-type="date">
            <text:p>01/06/91</text:p>
          </table:table-cell>
          <table:table-cell office:value-type="float" office:value="-0.1942354" calcext:value-type="float">
            <text:p>-0.1942354</text:p>
          </table:table-cell>
        </table:table-row>
        <table:table-row table:style-name="ro1">
          <table:table-cell office:value-type="date" office:date-value="1991-07-01" calcext:value-type="date">
            <text:p>01/07/91</text:p>
          </table:table-cell>
          <table:table-cell office:value-type="float" office:value="-0.113343" calcext:value-type="float">
            <text:p>-0.113343</text:p>
          </table:table-cell>
        </table:table-row>
        <table:table-row table:style-name="ro1">
          <table:table-cell office:value-type="date" office:date-value="1991-08-01" calcext:value-type="date">
            <text:p>01/08/91</text:p>
          </table:table-cell>
          <table:table-cell office:value-type="float" office:value="-0.1416973" calcext:value-type="float">
            <text:p>-0.1416973</text:p>
          </table:table-cell>
        </table:table-row>
        <table:table-row table:style-name="ro1">
          <table:table-cell office:value-type="date" office:date-value="1991-09-01" calcext:value-type="date">
            <text:p>01/09/91</text:p>
          </table:table-cell>
          <table:table-cell office:value-type="float" office:value="-0.1369711" calcext:value-type="float">
            <text:p>-0.1369711</text:p>
          </table:table-cell>
        </table:table-row>
        <table:table-row table:style-name="ro1">
          <table:table-cell office:value-type="date" office:date-value="1991-10-01" calcext:value-type="date">
            <text:p>01/10/91</text:p>
          </table:table-cell>
          <table:table-cell office:value-type="float" office:value="-0.345455" calcext:value-type="float">
            <text:p>-0.345455</text:p>
          </table:table-cell>
        </table:table-row>
        <table:table-row table:style-name="ro1">
          <table:table-cell office:value-type="date" office:date-value="1991-11-01" calcext:value-type="date">
            <text:p>01/11/91</text:p>
          </table:table-cell>
          <table:table-cell office:value-type="float" office:value="-0.4610894" calcext:value-type="float">
            <text:p>-0.4610894</text:p>
          </table:table-cell>
        </table:table-row>
        <table:table-row table:style-name="ro1">
          <table:table-cell office:value-type="date" office:date-value="1991-12-01" calcext:value-type="date">
            <text:p>01/12/91</text:p>
          </table:table-cell>
          <table:table-cell office:value-type="float" office:value="-0.3969063" calcext:value-type="float">
            <text:p>-0.3969063</text:p>
          </table:table-cell>
        </table:table-row>
        <table:table-row table:style-name="ro1">
          <table:table-cell office:value-type="date" office:date-value="1992-01-01" calcext:value-type="date">
            <text:p>01/01/92</text:p>
          </table:table-cell>
          <table:table-cell office:value-type="float" office:value="-0.3545608" calcext:value-type="float">
            <text:p>-0.3545608</text:p>
          </table:table-cell>
        </table:table-row>
        <table:table-row table:style-name="ro1">
          <table:table-cell office:value-type="date" office:date-value="1992-02-01" calcext:value-type="date">
            <text:p>01/02/92</text:p>
          </table:table-cell>
          <table:table-cell office:value-type="float" office:value="-0.3527456" calcext:value-type="float">
            <text:p>-0.3527456</text:p>
          </table:table-cell>
        </table:table-row>
        <table:table-row table:style-name="ro1">
          <table:table-cell office:value-type="date" office:date-value="1992-03-01" calcext:value-type="date">
            <text:p>01/03/92</text:p>
          </table:table-cell>
          <table:table-cell office:value-type="float" office:value="-0.5302729" calcext:value-type="float">
            <text:p>-0.5302729</text:p>
          </table:table-cell>
        </table:table-row>
        <table:table-row table:style-name="ro1">
          <table:table-cell office:value-type="date" office:date-value="1992-04-01" calcext:value-type="date">
            <text:p>01/04/92</text:p>
          </table:table-cell>
          <table:table-cell office:value-type="float" office:value="-0.4456379" calcext:value-type="float">
            <text:p>-0.4456379</text:p>
          </table:table-cell>
        </table:table-row>
        <table:table-row table:style-name="ro1">
          <table:table-cell office:value-type="date" office:date-value="1992-05-01" calcext:value-type="date">
            <text:p>01/05/92</text:p>
          </table:table-cell>
          <table:table-cell office:value-type="float" office:value="-0.4331453" calcext:value-type="float">
            <text:p>-0.4331453</text:p>
          </table:table-cell>
        </table:table-row>
        <table:table-row table:style-name="ro1">
          <table:table-cell office:value-type="date" office:date-value="1992-06-01" calcext:value-type="date">
            <text:p>01/06/92</text:p>
          </table:table-cell>
          <table:table-cell office:value-type="float" office:value="-0.3188274" calcext:value-type="float">
            <text:p>-0.3188274</text:p>
          </table:table-cell>
        </table:table-row>
        <table:table-row table:style-name="ro1">
          <table:table-cell office:value-type="date" office:date-value="1992-07-01" calcext:value-type="date">
            <text:p>01/07/92</text:p>
          </table:table-cell>
          <table:table-cell office:value-type="float" office:value="-0.5297384" calcext:value-type="float">
            <text:p>-0.5297384</text:p>
          </table:table-cell>
        </table:table-row>
        <table:table-row table:style-name="ro1">
          <table:table-cell office:value-type="date" office:date-value="1992-08-01" calcext:value-type="date">
            <text:p>01/08/92</text:p>
          </table:table-cell>
          <table:table-cell office:value-type="float" office:value="-0.5883337" calcext:value-type="float">
            <text:p>-0.5883337</text:p>
          </table:table-cell>
        </table:table-row>
        <table:table-row table:style-name="ro1">
          <table:table-cell office:value-type="date" office:date-value="1992-09-01" calcext:value-type="date">
            <text:p>01/09/92</text:p>
          </table:table-cell>
          <table:table-cell office:value-type="float" office:value="-0.43231" calcext:value-type="float">
            <text:p>-0.43231</text:p>
          </table:table-cell>
        </table:table-row>
        <table:table-row table:style-name="ro1">
          <table:table-cell office:value-type="date" office:date-value="1992-10-01" calcext:value-type="date">
            <text:p>01/10/92</text:p>
          </table:table-cell>
          <table:table-cell office:value-type="float" office:value="-0.4205664" calcext:value-type="float">
            <text:p>-0.4205664</text:p>
          </table:table-cell>
        </table:table-row>
        <table:table-row table:style-name="ro1">
          <table:table-cell office:value-type="date" office:date-value="1992-11-01" calcext:value-type="date">
            <text:p>01/11/92</text:p>
          </table:table-cell>
          <table:table-cell office:value-type="float" office:value="-0.3714123" calcext:value-type="float">
            <text:p>-0.3714123</text:p>
          </table:table-cell>
        </table:table-row>
        <table:table-row table:style-name="ro1">
          <table:table-cell office:value-type="date" office:date-value="1992-12-01" calcext:value-type="date">
            <text:p>01/12/92</text:p>
          </table:table-cell>
          <table:table-cell office:value-type="float" office:value="-0.2662311" calcext:value-type="float">
            <text:p>-0.2662311</text:p>
          </table:table-cell>
        </table:table-row>
        <table:table-row table:style-name="ro1">
          <table:table-cell office:value-type="date" office:date-value="1993-01-01" calcext:value-type="date">
            <text:p>01/01/93</text:p>
          </table:table-cell>
          <table:table-cell office:value-type="float" office:value="-0.08563574" calcext:value-type="float">
            <text:p>-0.08563574</text:p>
          </table:table-cell>
        </table:table-row>
        <table:table-row table:style-name="ro1">
          <table:table-cell office:value-type="date" office:date-value="1993-02-01" calcext:value-type="date">
            <text:p>01/02/93</text:p>
          </table:table-cell>
          <table:table-cell office:value-type="float" office:value="-0.2366429" calcext:value-type="float">
            <text:p>-0.2366429</text:p>
          </table:table-cell>
        </table:table-row>
        <table:table-row table:style-name="ro1">
          <table:table-cell office:value-type="date" office:date-value="1993-03-01" calcext:value-type="date">
            <text:p>01/03/93</text:p>
          </table:table-cell>
          <table:table-cell office:value-type="float" office:value="-0.2399133" calcext:value-type="float">
            <text:p>-0.2399133</text:p>
          </table:table-cell>
        </table:table-row>
        <table:table-row table:style-name="ro1">
          <table:table-cell office:value-type="date" office:date-value="1993-04-01" calcext:value-type="date">
            <text:p>01/04/93</text:p>
          </table:table-cell>
          <table:table-cell office:value-type="float" office:value="-0.1112511" calcext:value-type="float">
            <text:p>-0.1112511</text:p>
          </table:table-cell>
        </table:table-row>
        <table:table-row table:style-name="ro1">
          <table:table-cell office:value-type="date" office:date-value="1993-05-01" calcext:value-type="date">
            <text:p>01/05/93</text:p>
          </table:table-cell>
          <table:table-cell office:value-type="float" office:value="-0.2855727" calcext:value-type="float">
            <text:p>-0.2855727</text:p>
          </table:table-cell>
        </table:table-row>
        <table:table-row table:style-name="ro1">
          <table:table-cell office:value-type="date" office:date-value="1993-06-01" calcext:value-type="date">
            <text:p>01/06/93</text:p>
          </table:table-cell>
          <table:table-cell office:value-type="float" office:value="-0.2824348" calcext:value-type="float">
            <text:p>-0.2824348</text:p>
          </table:table-cell>
        </table:table-row>
        <table:table-row table:style-name="ro1">
          <table:table-cell office:value-type="date" office:date-value="1993-07-01" calcext:value-type="date">
            <text:p>01/07/93</text:p>
          </table:table-cell>
          <table:table-cell office:value-type="float" office:value="-0.365142" calcext:value-type="float">
            <text:p>-0.365142</text:p>
          </table:table-cell>
        </table:table-row>
        <table:table-row table:style-name="ro1">
          <table:table-cell office:value-type="date" office:date-value="1993-08-01" calcext:value-type="date">
            <text:p>01/08/93</text:p>
          </table:table-cell>
          <table:table-cell office:value-type="float" office:value="-0.1986024" calcext:value-type="float">
            <text:p>-0.1986024</text:p>
          </table:table-cell>
        </table:table-row>
        <table:table-row table:style-name="ro1">
          <table:table-cell office:value-type="date" office:date-value="1993-09-01" calcext:value-type="date">
            <text:p>01/09/93</text:p>
          </table:table-cell>
          <table:table-cell office:value-type="float" office:value="-0.04124468" calcext:value-type="float">
            <text:p>-0.04124468</text:p>
          </table:table-cell>
        </table:table-row>
        <table:table-row table:style-name="ro1">
          <table:table-cell office:value-type="date" office:date-value="1993-10-01" calcext:value-type="date">
            <text:p>01/10/93</text:p>
          </table:table-cell>
          <table:table-cell office:value-type="float" office:value="0.05572532" calcext:value-type="float">
            <text:p>0.05572532</text:p>
          </table:table-cell>
        </table:table-row>
        <table:table-row table:style-name="ro1">
          <table:table-cell office:value-type="date" office:date-value="1993-11-01" calcext:value-type="date">
            <text:p>01/11/93</text:p>
          </table:table-cell>
          <table:table-cell office:value-type="float" office:value="-0.02593886" calcext:value-type="float">
            <text:p>-0.02593886</text:p>
          </table:table-cell>
        </table:table-row>
        <table:table-row table:style-name="ro1">
          <table:table-cell office:value-type="date" office:date-value="1993-12-01" calcext:value-type="date">
            <text:p>01/12/93</text:p>
          </table:table-cell>
          <table:table-cell office:value-type="float" office:value="-0.03364225" calcext:value-type="float">
            <text:p>-0.03364225</text:p>
          </table:table-cell>
        </table:table-row>
        <table:table-row table:style-name="ro1">
          <table:table-cell office:value-type="date" office:date-value="1994-01-01" calcext:value-type="date">
            <text:p>01/01/94</text:p>
          </table:table-cell>
          <table:table-cell office:value-type="float" office:value="-0.1125294" calcext:value-type="float">
            <text:p>-0.1125294</text:p>
          </table:table-cell>
        </table:table-row>
        <table:table-row table:style-name="ro1">
          <table:table-cell office:value-type="date" office:date-value="1994-02-01" calcext:value-type="date">
            <text:p>01/02/94</text:p>
          </table:table-cell>
          <table:table-cell office:value-type="float" office:value="-0.2057478" calcext:value-type="float">
            <text:p>-0.2057478</text:p>
          </table:table-cell>
        </table:table-row>
        <table:table-row table:style-name="ro1">
          <table:table-cell office:value-type="date" office:date-value="1994-03-01" calcext:value-type="date">
            <text:p>01/03/94</text:p>
          </table:table-cell>
          <table:table-cell office:value-type="float" office:value="-0.116296" calcext:value-type="float">
            <text:p>-0.116296</text:p>
          </table:table-cell>
        </table:table-row>
        <table:table-row table:style-name="ro1">
          <table:table-cell office:value-type="date" office:date-value="1994-04-01" calcext:value-type="date">
            <text:p>01/04/94</text:p>
          </table:table-cell>
          <table:table-cell office:value-type="float" office:value="-0.1748772" calcext:value-type="float">
            <text:p>-0.1748772</text:p>
          </table:table-cell>
        </table:table-row>
        <table:table-row table:style-name="ro1">
          <table:table-cell office:value-type="date" office:date-value="1994-05-01" calcext:value-type="date">
            <text:p>01/05/94</text:p>
          </table:table-cell>
          <table:table-cell office:value-type="float" office:value="-0.1640699" calcext:value-type="float">
            <text:p>-0.1640699</text:p>
          </table:table-cell>
        </table:table-row>
        <table:table-row table:style-name="ro1">
          <table:table-cell office:value-type="date" office:date-value="1994-06-01" calcext:value-type="date">
            <text:p>01/06/94</text:p>
          </table:table-cell>
          <table:table-cell office:value-type="float" office:value="-0.275012" calcext:value-type="float">
            <text:p>-0.275012</text:p>
          </table:table-cell>
        </table:table-row>
        <table:table-row table:style-name="ro1">
          <table:table-cell office:value-type="date" office:date-value="1994-07-01" calcext:value-type="date">
            <text:p>01/07/94</text:p>
          </table:table-cell>
          <table:table-cell office:value-type="float" office:value="-0.1881843" calcext:value-type="float">
            <text:p>-0.1881843</text:p>
          </table:table-cell>
        </table:table-row>
        <table:table-row table:style-name="ro1">
          <table:table-cell office:value-type="date" office:date-value="1994-08-01" calcext:value-type="date">
            <text:p>01/08/94</text:p>
          </table:table-cell>
          <table:table-cell office:value-type="float" office:value="-0.1407444" calcext:value-type="float">
            <text:p>-0.1407444</text:p>
          </table:table-cell>
        </table:table-row>
        <table:table-row table:style-name="ro1">
          <table:table-cell office:value-type="date" office:date-value="1994-09-01" calcext:value-type="date">
            <text:p>01/09/94</text:p>
          </table:table-cell>
          <table:table-cell office:value-type="float" office:value="-0.3187988" calcext:value-type="float">
            <text:p>-0.3187988</text:p>
          </table:table-cell>
        </table:table-row>
        <table:table-row table:style-name="ro1">
          <table:table-cell office:value-type="date" office:date-value="1994-10-01" calcext:value-type="date">
            <text:p>01/10/94</text:p>
          </table:table-cell>
          <table:table-cell office:value-type="float" office:value="-0.3403773" calcext:value-type="float">
            <text:p>-0.3403773</text:p>
          </table:table-cell>
        </table:table-row>
        <table:table-row table:style-name="ro1">
          <table:table-cell office:value-type="date" office:date-value="1994-11-01" calcext:value-type="date">
            <text:p>01/11/94</text:p>
          </table:table-cell>
          <table:table-cell office:value-type="float" office:value="-0.08825539" calcext:value-type="float">
            <text:p>-0.08825539</text:p>
          </table:table-cell>
        </table:table-row>
        <table:table-row table:style-name="ro1">
          <table:table-cell office:value-type="date" office:date-value="1994-12-01" calcext:value-type="date">
            <text:p>01/12/94</text:p>
          </table:table-cell>
          <table:table-cell office:value-type="float" office:value="0.009650324" calcext:value-type="float">
            <text:p>0.009650324</text:p>
          </table:table-cell>
        </table:table-row>
        <table:table-row table:style-name="ro1">
          <table:table-cell office:value-type="date" office:date-value="1995-01-01" calcext:value-type="date">
            <text:p>01/01/95</text:p>
          </table:table-cell>
          <table:table-cell office:value-type="float" office:value="-0.09647528" calcext:value-type="float">
            <text:p>-0.09647528</text:p>
          </table:table-cell>
        </table:table-row>
        <table:table-row table:style-name="ro1">
          <table:table-cell office:value-type="date" office:date-value="1995-02-01" calcext:value-type="date">
            <text:p>01/02/95</text:p>
          </table:table-cell>
          <table:table-cell office:value-type="float" office:value="-0.1121891" calcext:value-type="float">
            <text:p>-0.1121891</text:p>
          </table:table-cell>
        </table:table-row>
        <table:table-row table:style-name="ro1">
          <table:table-cell office:value-type="date" office:date-value="1995-03-01" calcext:value-type="date">
            <text:p>01/03/95</text:p>
          </table:table-cell>
          <table:table-cell office:value-type="float" office:value="-0.0661009" calcext:value-type="float">
            <text:p>-0.0661009</text:p>
          </table:table-cell>
        </table:table-row>
        <table:table-row table:style-name="ro1">
          <table:table-cell office:value-type="date" office:date-value="1995-04-01" calcext:value-type="date">
            <text:p>01/04/95</text:p>
          </table:table-cell>
          <table:table-cell office:value-type="float" office:value="0.0139638" calcext:value-type="float">
            <text:p>0.0139638</text:p>
          </table:table-cell>
        </table:table-row>
        <table:table-row table:style-name="ro1">
          <table:table-cell office:value-type="date" office:date-value="1995-05-01" calcext:value-type="date">
            <text:p>01/05/95</text:p>
          </table:table-cell>
          <table:table-cell office:value-type="float" office:value="-0.1220944" calcext:value-type="float">
            <text:p>-0.1220944</text:p>
          </table:table-cell>
        </table:table-row>
        <table:table-row table:style-name="ro1">
          <table:table-cell office:value-type="date" office:date-value="1995-06-01" calcext:value-type="date">
            <text:p>01/06/95</text:p>
          </table:table-cell>
          <table:table-cell office:value-type="float" office:value="-0.03950453" calcext:value-type="float">
            <text:p>-0.03950453</text:p>
          </table:table-cell>
        </table:table-row>
        <table:table-row table:style-name="ro1">
          <table:table-cell office:value-type="date" office:date-value="1995-07-01" calcext:value-type="date">
            <text:p>01/07/95</text:p>
          </table:table-cell>
          <table:table-cell office:value-type="float" office:value="-0.1155914" calcext:value-type="float">
            <text:p>-0.1155914</text:p>
          </table:table-cell>
        </table:table-row>
        <table:table-row table:style-name="ro1">
          <table:table-cell office:value-type="date" office:date-value="1995-08-01" calcext:value-type="date">
            <text:p>01/08/95</text:p>
          </table:table-cell>
          <table:table-cell office:value-type="float" office:value="-0.1007126" calcext:value-type="float">
            <text:p>-0.1007126</text:p>
          </table:table-cell>
        </table:table-row>
        <table:table-row table:style-name="ro1">
          <table:table-cell office:value-type="date" office:date-value="1995-09-01" calcext:value-type="date">
            <text:p>01/09/95</text:p>
          </table:table-cell>
          <table:table-cell office:value-type="float" office:value="-0.1649014" calcext:value-type="float">
            <text:p>-0.1649014</text:p>
          </table:table-cell>
        </table:table-row>
        <table:table-row table:style-name="ro1">
          <table:table-cell office:value-type="date" office:date-value="1995-10-01" calcext:value-type="date">
            <text:p>01/10/95</text:p>
          </table:table-cell>
          <table:table-cell office:value-type="float" office:value="-0.06449211" calcext:value-type="float">
            <text:p>-0.06449211</text:p>
          </table:table-cell>
        </table:table-row>
        <table:table-row table:style-name="ro1">
          <table:table-cell office:value-type="date" office:date-value="1995-11-01" calcext:value-type="date">
            <text:p>01/11/95</text:p>
          </table:table-cell>
          <table:table-cell office:value-type="float" office:value="0.02188054" calcext:value-type="float">
            <text:p>0.02188054</text:p>
          </table:table-cell>
        </table:table-row>
        <table:table-row table:style-name="ro1">
          <table:table-cell office:value-type="date" office:date-value="1995-12-01" calcext:value-type="date">
            <text:p>01/12/95</text:p>
          </table:table-cell>
          <table:table-cell office:value-type="float" office:value="-0.03930306" calcext:value-type="float">
            <text:p>-0.03930306</text:p>
          </table:table-cell>
        </table:table-row>
        <table:table-row table:style-name="ro1">
          <table:table-cell office:value-type="date" office:date-value="1996-01-01" calcext:value-type="date">
            <text:p>01/01/96</text:p>
          </table:table-cell>
          <table:table-cell office:value-type="float" office:value="-0.1618945" calcext:value-type="float">
            <text:p>-0.1618945</text:p>
          </table:table-cell>
        </table:table-row>
        <table:table-row table:style-name="ro1">
          <table:table-cell office:value-type="date" office:date-value="1996-02-01" calcext:value-type="date">
            <text:p>01/02/96</text:p>
          </table:table-cell>
          <table:table-cell office:value-type="float" office:value="-0.08710865" calcext:value-type="float">
            <text:p>-0.08710865</text:p>
          </table:table-cell>
        </table:table-row>
        <table:table-row table:style-name="ro1">
          <table:table-cell office:value-type="date" office:date-value="1996-03-01" calcext:value-type="date">
            <text:p>01/03/96</text:p>
          </table:table-cell>
          <table:table-cell office:value-type="float" office:value="-0.2151095" calcext:value-type="float">
            <text:p>-0.2151095</text:p>
          </table:table-cell>
        </table:table-row>
        <table:table-row table:style-name="ro1">
          <table:table-cell office:value-type="date" office:date-value="1996-04-01" calcext:value-type="date">
            <text:p>01/04/96</text:p>
          </table:table-cell>
          <table:table-cell office:value-type="float" office:value="-0.04364219" calcext:value-type="float">
            <text:p>-0.04364219</text:p>
          </table:table-cell>
        </table:table-row>
        <table:table-row table:style-name="ro1">
          <table:table-cell office:value-type="date" office:date-value="1996-05-01" calcext:value-type="date">
            <text:p>01/05/96</text:p>
          </table:table-cell>
          <table:table-cell office:value-type="float" office:value="-0.1680062" calcext:value-type="float">
            <text:p>-0.1680062</text:p>
          </table:table-cell>
        </table:table-row>
        <table:table-row table:style-name="ro1">
          <table:table-cell office:value-type="date" office:date-value="1996-06-01" calcext:value-type="date">
            <text:p>01/06/96</text:p>
          </table:table-cell>
          <table:table-cell office:value-type="float" office:value="-0.04719352" calcext:value-type="float">
            <text:p>-0.04719352</text:p>
          </table:table-cell>
        </table:table-row>
        <table:table-row table:style-name="ro1">
          <table:table-cell office:value-type="date" office:date-value="1996-07-01" calcext:value-type="date">
            <text:p>01/07/96</text:p>
          </table:table-cell>
          <table:table-cell office:value-type="float" office:value="-0.2198444" calcext:value-type="float">
            <text:p>-0.2198444</text:p>
          </table:table-cell>
        </table:table-row>
        <table:table-row table:style-name="ro1">
          <table:table-cell office:value-type="date" office:date-value="1996-08-01" calcext:value-type="date">
            <text:p>01/08/96</text:p>
          </table:table-cell>
          <table:table-cell office:value-type="float" office:value="-0.1551486" calcext:value-type="float">
            <text:p>-0.1551486</text:p>
          </table:table-cell>
        </table:table-row>
        <table:table-row table:style-name="ro1">
          <table:table-cell office:value-type="date" office:date-value="1996-09-01" calcext:value-type="date">
            <text:p>01/09/96</text:p>
          </table:table-cell>
          <table:table-cell office:value-type="float" office:value="-0.2517919" calcext:value-type="float">
            <text:p>-0.2517919</text:p>
          </table:table-cell>
        </table:table-row>
        <table:table-row table:style-name="ro1">
          <table:table-cell office:value-type="date" office:date-value="1996-10-01" calcext:value-type="date">
            <text:p>01/10/96</text:p>
          </table:table-cell>
          <table:table-cell office:value-type="float" office:value="-0.3368554" calcext:value-type="float">
            <text:p>-0.3368554</text:p>
          </table:table-cell>
        </table:table-row>
        <table:table-row table:style-name="ro1">
          <table:table-cell office:value-type="date" office:date-value="1996-11-01" calcext:value-type="date">
            <text:p>01/11/96</text:p>
          </table:table-cell>
          <table:table-cell office:value-type="float" office:value="-0.4752261" calcext:value-type="float">
            <text:p>-0.4752261</text:p>
          </table:table-cell>
        </table:table-row>
        <table:table-row table:style-name="ro1">
          <table:table-cell office:value-type="date" office:date-value="1996-12-01" calcext:value-type="date">
            <text:p>01/12/96</text:p>
          </table:table-cell>
          <table:table-cell office:value-type="float" office:value="-0.6579517" calcext:value-type="float">
            <text:p>-0.6579517</text:p>
          </table:table-cell>
        </table:table-row>
        <table:table-row table:style-name="ro1">
          <table:table-cell office:value-type="date" office:date-value="1997-01-01" calcext:value-type="date">
            <text:p>01/01/97</text:p>
          </table:table-cell>
          <table:table-cell office:value-type="float" office:value="-0.7626104" calcext:value-type="float">
            <text:p>-0.7626104</text:p>
          </table:table-cell>
        </table:table-row>
        <table:table-row table:style-name="ro1">
          <table:table-cell office:value-type="date" office:date-value="1997-02-01" calcext:value-type="date">
            <text:p>01/02/97</text:p>
          </table:table-cell>
          <table:table-cell office:value-type="float" office:value="-0.5842841" calcext:value-type="float">
            <text:p>-0.5842841</text:p>
          </table:table-cell>
        </table:table-row>
        <table:table-row table:style-name="ro1">
          <table:table-cell office:value-type="date" office:date-value="1997-03-01" calcext:value-type="date">
            <text:p>01/03/97</text:p>
          </table:table-cell>
          <table:table-cell office:value-type="float" office:value="-0.4618095" calcext:value-type="float">
            <text:p>-0.4618095</text:p>
          </table:table-cell>
        </table:table-row>
        <table:table-row table:style-name="ro1">
          <table:table-cell office:value-type="date" office:date-value="1997-04-01" calcext:value-type="date">
            <text:p>01/04/97</text:p>
          </table:table-cell>
          <table:table-cell office:value-type="float" office:value="-0.4281834" calcext:value-type="float">
            <text:p>-0.4281834</text:p>
          </table:table-cell>
        </table:table-row>
        <table:table-row table:style-name="ro1">
          <table:table-cell office:value-type="date" office:date-value="1997-05-01" calcext:value-type="date">
            <text:p>01/05/97</text:p>
          </table:table-cell>
          <table:table-cell office:value-type="float" office:value="-0.5365936" calcext:value-type="float">
            <text:p>-0.5365936</text:p>
          </table:table-cell>
        </table:table-row>
        <table:table-row table:style-name="ro1">
          <table:table-cell office:value-type="date" office:date-value="1997-06-01" calcext:value-type="date">
            <text:p>01/06/97</text:p>
          </table:table-cell>
          <table:table-cell office:value-type="float" office:value="-0.5914731" calcext:value-type="float">
            <text:p>-0.5914731</text:p>
          </table:table-cell>
        </table:table-row>
        <table:table-row table:style-name="ro1">
          <table:table-cell office:value-type="date" office:date-value="1997-07-01" calcext:value-type="date">
            <text:p>01/07/97</text:p>
          </table:table-cell>
          <table:table-cell office:value-type="float" office:value="-0.482734" calcext:value-type="float">
            <text:p>-0.482734</text:p>
          </table:table-cell>
        </table:table-row>
        <table:table-row table:style-name="ro1">
          <table:table-cell office:value-type="date" office:date-value="1997-08-01" calcext:value-type="date">
            <text:p>01/08/97</text:p>
          </table:table-cell>
          <table:table-cell office:value-type="float" office:value="-0.214664" calcext:value-type="float">
            <text:p>-0.214664</text:p>
          </table:table-cell>
        </table:table-row>
        <table:table-row table:style-name="ro1">
          <table:table-cell office:value-type="date" office:date-value="1997-09-01" calcext:value-type="date">
            <text:p>01/09/97</text:p>
          </table:table-cell>
          <table:table-cell office:value-type="float" office:value="-0.1042006" calcext:value-type="float">
            <text:p>-0.1042006</text:p>
          </table:table-cell>
        </table:table-row>
        <table:table-row table:style-name="ro1">
          <table:table-cell office:value-type="date" office:date-value="1997-10-01" calcext:value-type="date">
            <text:p>01/10/97</text:p>
          </table:table-cell>
          <table:table-cell office:value-type="float" office:value="0.04547548" calcext:value-type="float">
            <text:p>0.04547548</text:p>
          </table:table-cell>
        </table:table-row>
        <table:table-row table:style-name="ro1">
          <table:table-cell office:value-type="date" office:date-value="1997-11-01" calcext:value-type="date">
            <text:p>01/11/97</text:p>
          </table:table-cell>
          <table:table-cell office:value-type="float" office:value="-0.08012076" calcext:value-type="float">
            <text:p>-0.08012076</text:p>
          </table:table-cell>
        </table:table-row>
        <table:table-row table:style-name="ro1">
          <table:table-cell office:value-type="date" office:date-value="1997-12-01" calcext:value-type="date">
            <text:p>01/12/97</text:p>
          </table:table-cell>
          <table:table-cell office:value-type="float" office:value="-0.05122145" calcext:value-type="float">
            <text:p>-0.05122145</text:p>
          </table:table-cell>
        </table:table-row>
        <table:table-row table:style-name="ro1">
          <table:table-cell office:value-type="date" office:date-value="1998-01-01" calcext:value-type="date">
            <text:p>01/01/98</text:p>
          </table:table-cell>
          <table:table-cell office:value-type="float" office:value="-0.1703448" calcext:value-type="float">
            <text:p>-0.1703448</text:p>
          </table:table-cell>
        </table:table-row>
        <table:table-row table:style-name="ro1">
          <table:table-cell office:value-type="date" office:date-value="1998-02-01" calcext:value-type="date">
            <text:p>01/02/98</text:p>
          </table:table-cell>
          <table:table-cell office:value-type="float" office:value="-0.009701047" calcext:value-type="float">
            <text:p>-0.009701047</text:p>
          </table:table-cell>
        </table:table-row>
        <table:table-row table:style-name="ro1">
          <table:table-cell office:value-type="date" office:date-value="1998-03-01" calcext:value-type="date">
            <text:p>01/03/98</text:p>
          </table:table-cell>
          <table:table-cell office:value-type="float" office:value="0.0071969" calcext:value-type="float">
            <text:p>0.0071969</text:p>
          </table:table-cell>
        </table:table-row>
        <table:table-row table:style-name="ro1">
          <table:table-cell office:value-type="date" office:date-value="1998-04-01" calcext:value-type="date">
            <text:p>01/04/98</text:p>
          </table:table-cell>
          <table:table-cell office:value-type="float" office:value="0.05983065" calcext:value-type="float">
            <text:p>0.05983065</text:p>
          </table:table-cell>
        </table:table-row>
        <table:table-row table:style-name="ro1">
          <table:table-cell office:value-type="date" office:date-value="1998-05-01" calcext:value-type="date">
            <text:p>01/05/98</text:p>
          </table:table-cell>
          <table:table-cell office:value-type="float" office:value="0.06787162" calcext:value-type="float">
            <text:p>0.06787162</text:p>
          </table:table-cell>
        </table:table-row>
        <table:table-row table:style-name="ro1">
          <table:table-cell office:value-type="date" office:date-value="1998-06-01" calcext:value-type="date">
            <text:p>01/06/98</text:p>
          </table:table-cell>
          <table:table-cell office:value-type="float" office:value="-0.0397681" calcext:value-type="float">
            <text:p>-0.0397681</text:p>
          </table:table-cell>
        </table:table-row>
        <table:table-row table:style-name="ro1">
          <table:table-cell office:value-type="date" office:date-value="1998-07-01" calcext:value-type="date">
            <text:p>01/07/98</text:p>
          </table:table-cell>
          <table:table-cell office:value-type="float" office:value="0.03737724" calcext:value-type="float">
            <text:p>0.03737724</text:p>
          </table:table-cell>
        </table:table-row>
        <table:table-row table:style-name="ro1">
          <table:table-cell office:value-type="date" office:date-value="1998-08-01" calcext:value-type="date">
            <text:p>01/08/98</text:p>
          </table:table-cell>
          <table:table-cell office:value-type="float" office:value="-0.004799541" calcext:value-type="float">
            <text:p>-0.004799541</text:p>
          </table:table-cell>
        </table:table-row>
        <table:table-row table:style-name="ro1">
          <table:table-cell office:value-type="date" office:date-value="1998-09-01" calcext:value-type="date">
            <text:p>01/09/98</text:p>
          </table:table-cell>
          <table:table-cell office:value-type="float" office:value="-0.1321664" calcext:value-type="float">
            <text:p>-0.1321664</text:p>
          </table:table-cell>
        </table:table-row>
        <table:table-row table:style-name="ro1">
          <table:table-cell office:value-type="date" office:date-value="1998-10-01" calcext:value-type="date">
            <text:p>01/10/98</text:p>
          </table:table-cell>
          <table:table-cell office:value-type="float" office:value="-0.2570868" calcext:value-type="float">
            <text:p>-0.2570868</text:p>
          </table:table-cell>
        </table:table-row>
        <table:table-row table:style-name="ro1">
          <table:table-cell office:value-type="date" office:date-value="1998-11-01" calcext:value-type="date">
            <text:p>01/11/98</text:p>
          </table:table-cell>
          <table:table-cell office:value-type="float" office:value="-0.07259857" calcext:value-type="float">
            <text:p>-0.07259857</text:p>
          </table:table-cell>
        </table:table-row>
        <table:table-row table:style-name="ro1">
          <table:table-cell office:value-type="date" office:date-value="1998-12-01" calcext:value-type="date">
            <text:p>01/12/98</text:p>
          </table:table-cell>
          <table:table-cell office:value-type="float" office:value="-0.2208388" calcext:value-type="float">
            <text:p>-0.2208388</text:p>
          </table:table-cell>
        </table:table-row>
        <table:table-row table:style-name="ro1">
          <table:table-cell office:value-type="date" office:date-value="1999-01-01" calcext:value-type="date">
            <text:p>01/01/99</text:p>
          </table:table-cell>
          <table:table-cell office:value-type="float" office:value="-0.1630059" calcext:value-type="float">
            <text:p>-0.1630059</text:p>
          </table:table-cell>
        </table:table-row>
        <table:table-row table:style-name="ro1">
          <table:table-cell office:value-type="date" office:date-value="1999-02-01" calcext:value-type="date">
            <text:p>01/02/99</text:p>
          </table:table-cell>
          <table:table-cell office:value-type="float" office:value="-0.05211053" calcext:value-type="float">
            <text:p>-0.05211053</text:p>
          </table:table-cell>
        </table:table-row>
        <table:table-row table:style-name="ro1">
          <table:table-cell office:value-type="date" office:date-value="1999-03-01" calcext:value-type="date">
            <text:p>01/03/99</text:p>
          </table:table-cell>
          <table:table-cell office:value-type="float" office:value="-0.1569209" calcext:value-type="float">
            <text:p>-0.1569209</text:p>
          </table:table-cell>
        </table:table-row>
        <table:table-row table:style-name="ro1">
          <table:table-cell office:value-type="date" office:date-value="1999-04-01" calcext:value-type="date">
            <text:p>01/04/99</text:p>
          </table:table-cell>
          <table:table-cell office:value-type="float" office:value="-0.003387453" calcext:value-type="float">
            <text:p>-0.003387453</text:p>
          </table:table-cell>
        </table:table-row>
        <table:table-row table:style-name="ro1">
          <table:table-cell office:value-type="date" office:date-value="1999-05-01" calcext:value-type="date">
            <text:p>01/05/99</text:p>
          </table:table-cell>
          <table:table-cell office:value-type="float" office:value="-0.01202429" calcext:value-type="float">
            <text:p>-0.01202429</text:p>
          </table:table-cell>
        </table:table-row>
        <table:table-row table:style-name="ro1">
          <table:table-cell office:value-type="date" office:date-value="1999-06-01" calcext:value-type="date">
            <text:p>01/06/99</text:p>
          </table:table-cell>
          <table:table-cell office:value-type="float" office:value="-0.01687124" calcext:value-type="float">
            <text:p>-0.01687124</text:p>
          </table:table-cell>
        </table:table-row>
        <table:table-row table:style-name="ro1">
          <table:table-cell office:value-type="date" office:date-value="1999-07-01" calcext:value-type="date">
            <text:p>01/07/99</text:p>
          </table:table-cell>
          <table:table-cell office:value-type="float" office:value="0.07143857" calcext:value-type="float">
            <text:p>0.07143857</text:p>
          </table:table-cell>
        </table:table-row>
        <table:table-row table:style-name="ro1">
          <table:table-cell office:value-type="date" office:date-value="1999-08-01" calcext:value-type="date">
            <text:p>01/08/99</text:p>
          </table:table-cell>
          <table:table-cell office:value-type="float" office:value="-0.09260979" calcext:value-type="float">
            <text:p>-0.09260979</text:p>
          </table:table-cell>
        </table:table-row>
        <table:table-row table:style-name="ro1">
          <table:table-cell office:value-type="date" office:date-value="1999-09-01" calcext:value-type="date">
            <text:p>01/09/99</text:p>
          </table:table-cell>
          <table:table-cell office:value-type="float" office:value="0.007795967" calcext:value-type="float">
            <text:p>0.007795967</text:p>
          </table:table-cell>
        </table:table-row>
        <table:table-row table:style-name="ro1">
          <table:table-cell office:value-type="date" office:date-value="1999-10-01" calcext:value-type="date">
            <text:p>01/10/99</text:p>
          </table:table-cell>
          <table:table-cell office:value-type="float" office:value="-0.1401203" calcext:value-type="float">
            <text:p>-0.1401203</text:p>
          </table:table-cell>
        </table:table-row>
        <table:table-row table:style-name="ro1">
          <table:table-cell office:value-type="date" office:date-value="1999-11-01" calcext:value-type="date">
            <text:p>01/11/99</text:p>
          </table:table-cell>
          <table:table-cell office:value-type="float" office:value="0.04531293" calcext:value-type="float">
            <text:p>0.04531293</text:p>
          </table:table-cell>
        </table:table-row>
        <table:table-row table:style-name="ro1">
          <table:table-cell office:value-type="date" office:date-value="1999-12-01" calcext:value-type="date">
            <text:p>01/12/99</text:p>
          </table:table-cell>
          <table:table-cell office:value-type="float" office:value="-0.1296235" calcext:value-type="float">
            <text:p>-0.1296235</text:p>
          </table:table-cell>
        </table:table-row>
        <table:table-row table:style-name="ro1">
          <table:table-cell office:value-type="date" office:date-value="2000-01-01" calcext:value-type="date">
            <text:p>01/01/00</text:p>
          </table:table-cell>
          <table:table-cell office:value-type="float" office:value="-0.1824363" calcext:value-type="float">
            <text:p>-0.1824363</text:p>
          </table:table-cell>
        </table:table-row>
        <table:table-row table:style-name="ro1">
          <table:table-cell office:value-type="date" office:date-value="2000-02-01" calcext:value-type="date">
            <text:p>01/02/00</text:p>
          </table:table-cell>
          <table:table-cell office:value-type="float" office:value="-0.05153164" calcext:value-type="float">
            <text:p>-0.05153164</text:p>
          </table:table-cell>
        </table:table-row>
        <table:table-row table:style-name="ro1">
          <table:table-cell office:value-type="date" office:date-value="2000-03-01" calcext:value-type="date">
            <text:p>01/03/00</text:p>
          </table:table-cell>
          <table:table-cell office:value-type="float" office:value="-0.1870026" calcext:value-type="float">
            <text:p>-0.1870026</text:p>
          </table:table-cell>
        </table:table-row>
        <table:table-row table:style-name="ro1">
          <table:table-cell office:value-type="date" office:date-value="2000-04-01" calcext:value-type="date">
            <text:p>01/04/00</text:p>
          </table:table-cell>
          <table:table-cell office:value-type="float" office:value="-0.3255857" calcext:value-type="float">
            <text:p>-0.3255857</text:p>
          </table:table-cell>
        </table:table-row>
        <table:table-row table:style-name="ro1">
          <table:table-cell office:value-type="date" office:date-value="2000-05-01" calcext:value-type="date">
            <text:p>01/05/00</text:p>
          </table:table-cell>
          <table:table-cell office:value-type="float" office:value="-0.0767564" calcext:value-type="float">
            <text:p>-0.0767564</text:p>
          </table:table-cell>
        </table:table-row>
        <table:table-row table:style-name="ro1">
          <table:table-cell office:value-type="date" office:date-value="2000-06-01" calcext:value-type="date">
            <text:p>01/06/00</text:p>
          </table:table-cell>
          <table:table-cell office:value-type="float" office:value="-0.1469223" calcext:value-type="float">
            <text:p>-0.1469223</text:p>
          </table:table-cell>
        </table:table-row>
        <table:table-row table:style-name="ro1">
          <table:table-cell office:value-type="date" office:date-value="2000-07-01" calcext:value-type="date">
            <text:p>01/07/00</text:p>
          </table:table-cell>
          <table:table-cell office:value-type="float" office:value="-0.1544442" calcext:value-type="float">
            <text:p>-0.1544442</text:p>
          </table:table-cell>
        </table:table-row>
        <table:table-row table:style-name="ro1">
          <table:table-cell office:value-type="date" office:date-value="2000-08-01" calcext:value-type="date">
            <text:p>01/08/00</text:p>
          </table:table-cell>
          <table:table-cell office:value-type="float" office:value="-0.1219065" calcext:value-type="float">
            <text:p>-0.1219065</text:p>
          </table:table-cell>
        </table:table-row>
        <table:table-row table:style-name="ro1">
          <table:table-cell office:value-type="date" office:date-value="2000-09-01" calcext:value-type="date">
            <text:p>01/09/00</text:p>
          </table:table-cell>
          <table:table-cell office:value-type="float" office:value="-0.1684606" calcext:value-type="float">
            <text:p>-0.1684606</text:p>
          </table:table-cell>
        </table:table-row>
        <table:table-row table:style-name="ro1">
          <table:table-cell office:value-type="date" office:date-value="2000-10-01" calcext:value-type="date">
            <text:p>01/10/00</text:p>
          </table:table-cell>
          <table:table-cell office:value-type="float" office:value="-0.02928906" calcext:value-type="float">
            <text:p>-0.02928906</text:p>
          </table:table-cell>
        </table:table-row>
        <table:table-row table:style-name="ro1">
          <table:table-cell office:value-type="date" office:date-value="2000-11-01" calcext:value-type="date">
            <text:p>01/11/00</text:p>
          </table:table-cell>
          <table:table-cell office:value-type="float" office:value="-0.05868431" calcext:value-type="float">
            <text:p>-0.05868431</text:p>
          </table:table-cell>
        </table:table-row>
        <table:table-row table:style-name="ro1">
          <table:table-cell office:value-type="date" office:date-value="2000-12-01" calcext:value-type="date">
            <text:p>01/12/00</text:p>
          </table:table-cell>
          <table:table-cell office:value-type="float" office:value="0.07361031" calcext:value-type="float">
            <text:p>0.07361031</text:p>
          </table:table-cell>
        </table:table-row>
        <table:table-row table:style-name="ro1">
          <table:table-cell office:value-type="date" office:date-value="2001-01-01" calcext:value-type="date">
            <text:p>01/01/01</text:p>
          </table:table-cell>
          <table:table-cell office:value-type="float" office:value="0.01144301" calcext:value-type="float">
            <text:p>0.01144301</text:p>
          </table:table-cell>
        </table:table-row>
        <table:table-row table:style-name="ro1">
          <table:table-cell office:value-type="date" office:date-value="2001-02-01" calcext:value-type="date">
            <text:p>01/02/01</text:p>
          </table:table-cell>
          <table:table-cell office:value-type="float" office:value="-0.07731596" calcext:value-type="float">
            <text:p>-0.07731596</text:p>
          </table:table-cell>
        </table:table-row>
        <table:table-row table:style-name="ro1">
          <table:table-cell office:value-type="date" office:date-value="2001-03-01" calcext:value-type="date">
            <text:p>01/03/01</text:p>
          </table:table-cell>
          <table:table-cell office:value-type="float" office:value="-0.121408" calcext:value-type="float">
            <text:p>-0.121408</text:p>
          </table:table-cell>
        </table:table-row>
        <table:table-row table:style-name="ro1">
          <table:table-cell office:value-type="date" office:date-value="2001-04-01" calcext:value-type="date">
            <text:p>01/04/01</text:p>
          </table:table-cell>
          <table:table-cell office:value-type="float" office:value="-0.1620117" calcext:value-type="float">
            <text:p>-0.1620117</text:p>
          </table:table-cell>
        </table:table-row>
        <table:table-row table:style-name="ro1">
          <table:table-cell office:value-type="date" office:date-value="2001-05-01" calcext:value-type="date">
            <text:p>01/05/01</text:p>
          </table:table-cell>
          <table:table-cell office:value-type="float" office:value="-0.02748671" calcext:value-type="float">
            <text:p>-0.02748671</text:p>
          </table:table-cell>
        </table:table-row>
        <table:table-row table:style-name="ro1">
          <table:table-cell office:value-type="date" office:date-value="2001-06-01" calcext:value-type="date">
            <text:p>01/06/01</text:p>
          </table:table-cell>
          <table:table-cell office:value-type="float" office:value="-0.1975162" calcext:value-type="float">
            <text:p>-0.1975162</text:p>
          </table:table-cell>
        </table:table-row>
        <table:table-row table:style-name="ro1">
          <table:table-cell office:value-type="date" office:date-value="2001-07-01" calcext:value-type="date">
            <text:p>01/07/01</text:p>
          </table:table-cell>
          <table:table-cell office:value-type="float" office:value="-0.1550402" calcext:value-type="float">
            <text:p>-0.1550402</text:p>
          </table:table-cell>
        </table:table-row>
        <table:table-row table:style-name="ro1">
          <table:table-cell office:value-type="date" office:date-value="2001-08-01" calcext:value-type="date">
            <text:p>01/08/01</text:p>
          </table:table-cell>
          <table:table-cell office:value-type="float" office:value="-0.2589547" calcext:value-type="float">
            <text:p>-0.2589547</text:p>
          </table:table-cell>
        </table:table-row>
        <table:table-row table:style-name="ro1">
          <table:table-cell office:value-type="date" office:date-value="2001-09-01" calcext:value-type="date">
            <text:p>01/09/01</text:p>
          </table:table-cell>
          <table:table-cell office:value-type="float" office:value="-0.2030533" calcext:value-type="float">
            <text:p>-0.2030533</text:p>
          </table:table-cell>
        </table:table-row>
        <table:table-row table:style-name="ro1">
          <table:table-cell office:value-type="date" office:date-value="2001-10-01" calcext:value-type="date">
            <text:p>01/10/01</text:p>
          </table:table-cell>
          <table:table-cell office:value-type="float" office:value="-0.1591249" calcext:value-type="float">
            <text:p>-0.1591249</text:p>
          </table:table-cell>
        </table:table-row>
        <table:table-row table:style-name="ro1">
          <table:table-cell office:value-type="date" office:date-value="2001-11-01" calcext:value-type="date">
            <text:p>01/11/01</text:p>
          </table:table-cell>
          <table:table-cell office:value-type="float" office:value="-0.04359633" calcext:value-type="float">
            <text:p>-0.04359633</text:p>
          </table:table-cell>
        </table:table-row>
        <table:table-row table:style-name="ro1">
          <table:table-cell office:value-type="date" office:date-value="2001-12-01" calcext:value-type="date">
            <text:p>01/12/01</text:p>
          </table:table-cell>
          <table:table-cell office:value-type="float" office:value="-0.004541697" calcext:value-type="float">
            <text:p>-0.004541697</text:p>
          </table:table-cell>
        </table:table-row>
        <table:table-row table:style-name="ro1">
          <table:table-cell office:value-type="date" office:date-value="2002-01-01" calcext:value-type="date">
            <text:p>01/01/02</text:p>
          </table:table-cell>
          <table:table-cell office:value-type="float" office:value="-0.2588109" calcext:value-type="float">
            <text:p>-0.2588109</text:p>
          </table:table-cell>
        </table:table-row>
        <table:table-row table:style-name="ro1">
          <table:table-cell office:value-type="date" office:date-value="2002-02-01" calcext:value-type="date">
            <text:p>01/02/02</text:p>
          </table:table-cell>
          <table:table-cell office:value-type="float" office:value="-0.2439523" calcext:value-type="float">
            <text:p>-0.2439523</text:p>
          </table:table-cell>
        </table:table-row>
        <table:table-row table:style-name="ro1">
          <table:table-cell office:value-type="date" office:date-value="2002-03-01" calcext:value-type="date">
            <text:p>01/03/02</text:p>
          </table:table-cell>
          <table:table-cell office:value-type="float" office:value="-0.03378562" calcext:value-type="float">
            <text:p>-0.03378562</text:p>
          </table:table-cell>
        </table:table-row>
        <table:table-row table:style-name="ro1">
          <table:table-cell office:value-type="date" office:date-value="2002-04-01" calcext:value-type="date">
            <text:p>01/04/02</text:p>
          </table:table-cell>
          <table:table-cell office:value-type="float" office:value="-0.03387658" calcext:value-type="float">
            <text:p>-0.03387658</text:p>
          </table:table-cell>
        </table:table-row>
        <table:table-row table:style-name="ro1">
          <table:table-cell office:value-type="date" office:date-value="2002-05-01" calcext:value-type="date">
            <text:p>01/05/02</text:p>
          </table:table-cell>
          <table:table-cell office:value-type="float" office:value="0.03824819" calcext:value-type="float">
            <text:p>0.03824819</text:p>
          </table:table-cell>
        </table:table-row>
        <table:table-row table:style-name="ro1">
          <table:table-cell office:value-type="date" office:date-value="2002-06-01" calcext:value-type="date">
            <text:p>01/06/02</text:p>
          </table:table-cell>
          <table:table-cell office:value-type="float" office:value="0.140204" calcext:value-type="float">
            <text:p>0.140204</text:p>
          </table:table-cell>
        </table:table-row>
        <table:table-row table:style-name="ro1">
          <table:table-cell office:value-type="date" office:date-value="2002-07-01" calcext:value-type="date">
            <text:p>01/07/02</text:p>
          </table:table-cell>
          <table:table-cell office:value-type="float" office:value="0.1386581" calcext:value-type="float">
            <text:p>0.1386581</text:p>
          </table:table-cell>
        </table:table-row>
        <table:table-row table:style-name="ro1">
          <table:table-cell office:value-type="date" office:date-value="2002-08-01" calcext:value-type="date">
            <text:p>01/08/02</text:p>
          </table:table-cell>
          <table:table-cell office:value-type="float" office:value="0.08136381" calcext:value-type="float">
            <text:p>0.08136381</text:p>
          </table:table-cell>
        </table:table-row>
        <table:table-row table:style-name="ro1">
          <table:table-cell office:value-type="date" office:date-value="2002-09-01" calcext:value-type="date">
            <text:p>01/09/02</text:p>
          </table:table-cell>
          <table:table-cell office:value-type="float" office:value="0.05469267" calcext:value-type="float">
            <text:p>0.05469267</text:p>
          </table:table-cell>
        </table:table-row>
        <table:table-row table:style-name="ro1">
          <table:table-cell office:value-type="date" office:date-value="2002-10-01" calcext:value-type="date">
            <text:p>01/10/02</text:p>
          </table:table-cell>
          <table:table-cell office:value-type="float" office:value="0.07138803" calcext:value-type="float">
            <text:p>0.07138803</text:p>
          </table:table-cell>
        </table:table-row>
        <table:table-row table:style-name="ro1">
          <table:table-cell office:value-type="date" office:date-value="2002-11-01" calcext:value-type="date">
            <text:p>01/11/02</text:p>
          </table:table-cell>
          <table:table-cell office:value-type="float" office:value="-0.07245905" calcext:value-type="float">
            <text:p>-0.07245905</text:p>
          </table:table-cell>
        </table:table-row>
        <table:table-row table:style-name="ro1">
          <table:table-cell office:value-type="date" office:date-value="2002-12-01" calcext:value-type="date">
            <text:p>01/12/02</text:p>
          </table:table-cell>
          <table:table-cell office:value-type="float" office:value="-0.04967067" calcext:value-type="float">
            <text:p>-0.04967067</text:p>
          </table:table-cell>
        </table:table-row>
        <table:table-row table:style-name="ro1">
          <table:table-cell office:value-type="date" office:date-value="2003-01-01" calcext:value-type="date">
            <text:p>01/01/03</text:p>
          </table:table-cell>
          <table:table-cell office:value-type="float" office:value="0.08298612" calcext:value-type="float">
            <text:p>0.08298612</text:p>
          </table:table-cell>
        </table:table-row>
        <table:table-row table:style-name="ro1">
          <table:table-cell office:value-type="date" office:date-value="2003-02-01" calcext:value-type="date">
            <text:p>01/02/03</text:p>
          </table:table-cell>
          <table:table-cell office:value-type="float" office:value="0.01652809" calcext:value-type="float">
            <text:p>0.01652809</text:p>
          </table:table-cell>
        </table:table-row>
        <table:table-row table:style-name="ro1">
          <table:table-cell office:value-type="date" office:date-value="2003-03-01" calcext:value-type="date">
            <text:p>01/03/03</text:p>
          </table:table-cell>
          <table:table-cell office:value-type="float" office:value="0.1201503" calcext:value-type="float">
            <text:p>0.1201503</text:p>
          </table:table-cell>
        </table:table-row>
        <table:table-row table:style-name="ro1">
          <table:table-cell office:value-type="date" office:date-value="2003-04-01" calcext:value-type="date">
            <text:p>01/04/03</text:p>
          </table:table-cell>
          <table:table-cell office:value-type="float" office:value="0.009412888" calcext:value-type="float">
            <text:p>0.009412888</text:p>
          </table:table-cell>
        </table:table-row>
        <table:table-row table:style-name="ro1">
          <table:table-cell office:value-type="date" office:date-value="2003-05-01" calcext:value-type="date">
            <text:p>01/05/03</text:p>
          </table:table-cell>
          <table:table-cell office:value-type="float" office:value="0.006151472" calcext:value-type="float">
            <text:p>0.006151472</text:p>
          </table:table-cell>
        </table:table-row>
        <table:table-row table:style-name="ro1">
          <table:table-cell office:value-type="date" office:date-value="2003-06-01" calcext:value-type="date">
            <text:p>01/06/03</text:p>
          </table:table-cell>
          <table:table-cell office:value-type="float" office:value="0.06505482" calcext:value-type="float">
            <text:p>0.06505482</text:p>
          </table:table-cell>
        </table:table-row>
        <table:table-row table:style-name="ro1">
          <table:table-cell office:value-type="date" office:date-value="2003-07-01" calcext:value-type="date">
            <text:p>01/07/03</text:p>
          </table:table-cell>
          <table:table-cell office:value-type="float" office:value="0.2933518" calcext:value-type="float">
            <text:p>0.2933518</text:p>
          </table:table-cell>
        </table:table-row>
        <table:table-row table:style-name="ro1">
          <table:table-cell office:value-type="date" office:date-value="2003-08-01" calcext:value-type="date">
            <text:p>01/08/03</text:p>
          </table:table-cell>
          <table:table-cell office:value-type="float" office:value="0.4255041" calcext:value-type="float">
            <text:p>0.4255041</text:p>
          </table:table-cell>
        </table:table-row>
        <table:table-row table:style-name="ro1">
          <table:table-cell office:value-type="date" office:date-value="2003-09-01" calcext:value-type="date">
            <text:p>01/09/03</text:p>
          </table:table-cell>
          <table:table-cell office:value-type="float" office:value="0.1938733" calcext:value-type="float">
            <text:p>0.1938733</text:p>
          </table:table-cell>
        </table:table-row>
        <table:table-row table:style-name="ro1">
          <table:table-cell office:value-type="date" office:date-value="2003-10-01" calcext:value-type="date">
            <text:p>01/10/03</text:p>
          </table:table-cell>
          <table:table-cell office:value-type="float" office:value="0.09984641" calcext:value-type="float">
            <text:p>0.09984641</text:p>
          </table:table-cell>
        </table:table-row>
        <table:table-row table:style-name="ro1">
          <table:table-cell office:value-type="date" office:date-value="2003-11-01" calcext:value-type="date">
            <text:p>01/11/03</text:p>
          </table:table-cell>
          <table:table-cell office:value-type="float" office:value="0.05753606" calcext:value-type="float">
            <text:p>0.05753606</text:p>
          </table:table-cell>
        </table:table-row>
        <table:table-row table:style-name="ro1">
          <table:table-cell office:value-type="date" office:date-value="2003-12-01" calcext:value-type="date">
            <text:p>01/12/03</text:p>
          </table:table-cell>
          <table:table-cell office:value-type="float" office:value="-0.03485427" calcext:value-type="float">
            <text:p>-0.03485427</text:p>
          </table:table-cell>
        </table:table-row>
        <table:table-row table:style-name="ro1">
          <table:table-cell office:value-type="date" office:date-value="2004-01-01" calcext:value-type="date">
            <text:p>01/01/04</text:p>
          </table:table-cell>
          <table:table-cell office:value-type="float" office:value="-0.2295783" calcext:value-type="float">
            <text:p>-0.2295783</text:p>
          </table:table-cell>
        </table:table-row>
        <table:table-row table:style-name="ro1">
          <table:table-cell office:value-type="date" office:date-value="2004-02-01" calcext:value-type="date">
            <text:p>01/02/04</text:p>
          </table:table-cell>
          <table:table-cell office:value-type="float" office:value="-0.2143184" calcext:value-type="float">
            <text:p>-0.2143184</text:p>
          </table:table-cell>
        </table:table-row>
        <table:table-row table:style-name="ro1">
          <table:table-cell office:value-type="date" office:date-value="2004-03-01" calcext:value-type="date">
            <text:p>01/03/04</text:p>
          </table:table-cell>
          <table:table-cell office:value-type="float" office:value="-0.2726511" calcext:value-type="float">
            <text:p>-0.2726511</text:p>
          </table:table-cell>
        </table:table-row>
        <table:table-row table:style-name="ro1">
          <table:table-cell office:value-type="date" office:date-value="2004-04-01" calcext:value-type="date">
            <text:p>01/04/04</text:p>
          </table:table-cell>
          <table:table-cell office:value-type="float" office:value="-0.3121127" calcext:value-type="float">
            <text:p>-0.3121127</text:p>
          </table:table-cell>
        </table:table-row>
        <table:table-row table:style-name="ro1">
          <table:table-cell office:value-type="date" office:date-value="2004-05-01" calcext:value-type="date">
            <text:p>01/05/04</text:p>
          </table:table-cell>
          <table:table-cell office:value-type="float" office:value="-0.2287391" calcext:value-type="float">
            <text:p>-0.2287391</text:p>
          </table:table-cell>
        </table:table-row>
        <table:table-row table:style-name="ro1">
          <table:table-cell office:value-type="date" office:date-value="2004-06-01" calcext:value-type="date">
            <text:p>01/06/04</text:p>
          </table:table-cell>
          <table:table-cell office:value-type="float" office:value="-0.1733323" calcext:value-type="float">
            <text:p>-0.1733323</text:p>
          </table:table-cell>
        </table:table-row>
        <table:table-row table:style-name="ro1">
          <table:table-cell office:value-type="date" office:date-value="2004-07-01" calcext:value-type="date">
            <text:p>01/07/04</text:p>
          </table:table-cell>
          <table:table-cell office:value-type="float" office:value="-0.2063331" calcext:value-type="float">
            <text:p>-0.2063331</text:p>
          </table:table-cell>
        </table:table-row>
        <table:table-row table:style-name="ro1">
          <table:table-cell office:value-type="date" office:date-value="2004-08-01" calcext:value-type="date">
            <text:p>01/08/04</text:p>
          </table:table-cell>
          <table:table-cell office:value-type="float" office:value="0.03295046" calcext:value-type="float">
            <text:p>0.03295046</text:p>
          </table:table-cell>
        </table:table-row>
        <table:table-row table:style-name="ro1">
          <table:table-cell office:value-type="date" office:date-value="2004-09-01" calcext:value-type="date">
            <text:p>01/09/04</text:p>
          </table:table-cell>
          <table:table-cell office:value-type="float" office:value="0.2083141" calcext:value-type="float">
            <text:p>0.2083141</text:p>
          </table:table-cell>
        </table:table-row>
        <table:table-row table:style-name="ro1">
          <table:table-cell office:value-type="date" office:date-value="2004-10-01" calcext:value-type="date">
            <text:p>01/10/04</text:p>
          </table:table-cell>
          <table:table-cell office:value-type="float" office:value="0.08702444" calcext:value-type="float">
            <text:p>0.08702444</text:p>
          </table:table-cell>
        </table:table-row>
        <table:table-row table:style-name="ro1">
          <table:table-cell office:value-type="date" office:date-value="2004-11-01" calcext:value-type="date">
            <text:p>01/11/04</text:p>
          </table:table-cell>
          <table:table-cell office:value-type="float" office:value="0.1594161" calcext:value-type="float">
            <text:p>0.1594161</text:p>
          </table:table-cell>
        </table:table-row>
        <table:table-row table:style-name="ro1">
          <table:table-cell office:value-type="date" office:date-value="2004-12-01" calcext:value-type="date">
            <text:p>01/12/04</text:p>
          </table:table-cell>
          <table:table-cell office:value-type="float" office:value="0.0271979" calcext:value-type="float">
            <text:p>0.0271979</text:p>
          </table:table-cell>
        </table:table-row>
        <table:table-row table:style-name="ro1">
          <table:table-cell office:value-type="date" office:date-value="2005-01-01" calcext:value-type="date">
            <text:p>01/01/05</text:p>
          </table:table-cell>
          <table:table-cell office:value-type="float" office:value="0.1003023" calcext:value-type="float">
            <text:p>0.1003023</text:p>
          </table:table-cell>
        </table:table-row>
        <table:table-row table:style-name="ro1">
          <table:table-cell office:value-type="date" office:date-value="2005-02-01" calcext:value-type="date">
            <text:p>01/02/05</text:p>
          </table:table-cell>
          <table:table-cell office:value-type="float" office:value="0.0444748" calcext:value-type="float">
            <text:p>0.0444748</text:p>
          </table:table-cell>
        </table:table-row>
        <table:table-row table:style-name="ro1">
          <table:table-cell office:value-type="date" office:date-value="2005-03-01" calcext:value-type="date">
            <text:p>01/03/05</text:p>
          </table:table-cell>
          <table:table-cell office:value-type="float" office:value="0.1177571" calcext:value-type="float">
            <text:p>0.1177571</text:p>
          </table:table-cell>
        </table:table-row>
        <table:table-row table:style-name="ro1">
          <table:table-cell office:value-type="date" office:date-value="2005-04-01" calcext:value-type="date">
            <text:p>01/04/05</text:p>
          </table:table-cell>
          <table:table-cell office:value-type="float" office:value="0.1414527" calcext:value-type="float">
            <text:p>0.1414527</text:p>
          </table:table-cell>
        </table:table-row>
        <table:table-row table:style-name="ro1">
          <table:table-cell office:value-type="date" office:date-value="2005-05-01" calcext:value-type="date">
            <text:p>01/05/05</text:p>
          </table:table-cell>
          <table:table-cell office:value-type="float" office:value="-0.1412956" calcext:value-type="float">
            <text:p>-0.1412956</text:p>
          </table:table-cell>
        </table:table-row>
        <table:table-row table:style-name="ro1">
          <table:table-cell office:value-type="date" office:date-value="2005-06-01" calcext:value-type="date">
            <text:p>01/06/05</text:p>
          </table:table-cell>
          <table:table-cell office:value-type="float" office:value="-0.2231453" calcext:value-type="float">
            <text:p>-0.2231453</text:p>
          </table:table-cell>
        </table:table-row>
        <table:table-row table:style-name="ro1">
          <table:table-cell office:value-type="date" office:date-value="2005-07-01" calcext:value-type="date">
            <text:p>01/07/05</text:p>
          </table:table-cell>
          <table:table-cell table:style-name="ce3" office:value-type="float" office:value="0.00024607984" calcext:value-type="float">
            <text:p>2.46E-04</text:p>
          </table:table-cell>
        </table:table-row>
        <table:table-row table:style-name="ro1">
          <table:table-cell office:value-type="date" office:date-value="2005-08-01" calcext:value-type="date">
            <text:p>01/08/05</text:p>
          </table:table-cell>
          <table:table-cell office:value-type="float" office:value="-0.1206586" calcext:value-type="float">
            <text:p>-0.1206586</text:p>
          </table:table-cell>
        </table:table-row>
        <table:table-row table:style-name="ro1">
          <table:table-cell office:value-type="date" office:date-value="2005-09-01" calcext:value-type="date">
            <text:p>01/09/05</text:p>
          </table:table-cell>
          <table:table-cell office:value-type="float" office:value="-0.06132405" calcext:value-type="float">
            <text:p>-0.06132405</text:p>
          </table:table-cell>
        </table:table-row>
        <table:table-row table:style-name="ro1">
          <table:table-cell office:value-type="date" office:date-value="2005-10-01" calcext:value-type="date">
            <text:p>01/10/05</text:p>
          </table:table-cell>
          <table:table-cell office:value-type="float" office:value="-0.1286147" calcext:value-type="float">
            <text:p>-0.1286147</text:p>
          </table:table-cell>
        </table:table-row>
        <table:table-row table:style-name="ro1">
          <table:table-cell office:value-type="date" office:date-value="2005-11-01" calcext:value-type="date">
            <text:p>01/11/05</text:p>
          </table:table-cell>
          <table:table-cell office:value-type="float" office:value="-0.009665407" calcext:value-type="float">
            <text:p>-0.009665407</text:p>
          </table:table-cell>
        </table:table-row>
        <table:table-row table:style-name="ro1">
          <table:table-cell office:value-type="date" office:date-value="2005-12-01" calcext:value-type="date">
            <text:p>01/12/05</text:p>
          </table:table-cell>
          <table:table-cell office:value-type="float" office:value="0.02825882" calcext:value-type="float">
            <text:p>0.02825882</text:p>
          </table:table-cell>
        </table:table-row>
        <table:table-row table:style-name="ro1">
          <table:table-cell office:value-type="date" office:date-value="2006-01-01" calcext:value-type="date">
            <text:p>01/01/06</text:p>
          </table:table-cell>
          <table:table-cell office:value-type="float" office:value="-0.02038065" calcext:value-type="float">
            <text:p>-0.02038065</text:p>
          </table:table-cell>
        </table:table-row>
        <table:table-row table:style-name="ro1">
          <table:table-cell office:value-type="date" office:date-value="2006-02-01" calcext:value-type="date">
            <text:p>01/02/06</text:p>
          </table:table-cell>
          <table:table-cell office:value-type="float" office:value="0.1783092" calcext:value-type="float">
            <text:p>0.1783092</text:p>
          </table:table-cell>
        </table:table-row>
        <table:table-row table:style-name="ro1">
          <table:table-cell office:value-type="date" office:date-value="2006-03-01" calcext:value-type="date">
            <text:p>01/03/06</text:p>
          </table:table-cell>
          <table:table-cell office:value-type="float" office:value="-0.008855699" calcext:value-type="float">
            <text:p>-0.008855699</text:p>
          </table:table-cell>
        </table:table-row>
        <table:table-row table:style-name="ro1">
          <table:table-cell office:value-type="date" office:date-value="2006-04-01" calcext:value-type="date">
            <text:p>01/04/06</text:p>
          </table:table-cell>
          <table:table-cell office:value-type="float" office:value="-0.03144487" calcext:value-type="float">
            <text:p>-0.03144487</text:p>
          </table:table-cell>
        </table:table-row>
        <table:table-row table:style-name="ro1">
          <table:table-cell office:value-type="date" office:date-value="2006-05-01" calcext:value-type="date">
            <text:p>01/05/06</text:p>
          </table:table-cell>
          <table:table-cell office:value-type="float" office:value="-0.001257838" calcext:value-type="float">
            <text:p>-0.001257838</text:p>
          </table:table-cell>
        </table:table-row>
        <table:table-row table:style-name="ro1">
          <table:table-cell office:value-type="date" office:date-value="2006-06-01" calcext:value-type="date">
            <text:p>01/06/06</text:p>
          </table:table-cell>
          <table:table-cell office:value-type="float" office:value="0.06824102" calcext:value-type="float">
            <text:p>0.06824102</text:p>
          </table:table-cell>
        </table:table-row>
        <table:table-row table:style-name="ro1">
          <table:table-cell office:value-type="date" office:date-value="2006-07-01" calcext:value-type="date">
            <text:p>01/07/06</text:p>
          </table:table-cell>
          <table:table-cell office:value-type="float" office:value="0.169812" calcext:value-type="float">
            <text:p>0.169812</text:p>
          </table:table-cell>
        </table:table-row>
        <table:table-row table:style-name="ro1">
          <table:table-cell office:value-type="date" office:date-value="2006-08-01" calcext:value-type="date">
            <text:p>01/08/06</text:p>
          </table:table-cell>
          <table:table-cell office:value-type="float" office:value="0.0435349" calcext:value-type="float">
            <text:p>0.0435349</text:p>
          </table:table-cell>
        </table:table-row>
        <table:table-row table:style-name="ro1">
          <table:table-cell office:value-type="date" office:date-value="2006-09-01" calcext:value-type="date">
            <text:p>01/09/06</text:p>
          </table:table-cell>
          <table:table-cell office:value-type="float" office:value="0.2240679" calcext:value-type="float">
            <text:p>0.2240679</text:p>
          </table:table-cell>
        </table:table-row>
        <table:table-row table:style-name="ro1">
          <table:table-cell office:value-type="date" office:date-value="2006-10-01" calcext:value-type="date">
            <text:p>01/10/06</text:p>
          </table:table-cell>
          <table:table-cell office:value-type="float" office:value="0.09348398" calcext:value-type="float">
            <text:p>0.09348398</text:p>
          </table:table-cell>
        </table:table-row>
        <table:table-row table:style-name="ro1">
          <table:table-cell office:value-type="date" office:date-value="2006-11-01" calcext:value-type="date">
            <text:p>01/11/06</text:p>
          </table:table-cell>
          <table:table-cell office:value-type="float" office:value="0.06696296" calcext:value-type="float">
            <text:p>0.06696296</text:p>
          </table:table-cell>
        </table:table-row>
        <table:table-row table:style-name="ro1">
          <table:table-cell office:value-type="date" office:date-value="2006-12-01" calcext:value-type="date">
            <text:p>01/12/06</text:p>
          </table:table-cell>
          <table:table-cell office:value-type="float" office:value="0.1355594" calcext:value-type="float">
            <text:p>0.1355594</text:p>
          </table:table-cell>
        </table:table-row>
        <table:table-row table:style-name="ro1">
          <table:table-cell office:value-type="date" office:date-value="2007-01-01" calcext:value-type="date">
            <text:p>01/01/07</text:p>
          </table:table-cell>
          <table:table-cell office:value-type="float" office:value="0.1539324" calcext:value-type="float">
            <text:p>0.1539324</text:p>
          </table:table-cell>
        </table:table-row>
        <table:table-row table:style-name="ro1">
          <table:table-cell office:value-type="date" office:date-value="2007-02-01" calcext:value-type="date">
            <text:p>01/02/07</text:p>
          </table:table-cell>
          <table:table-cell office:value-type="float" office:value="0.1022662" calcext:value-type="float">
            <text:p>0.1022662</text:p>
          </table:table-cell>
        </table:table-row>
        <table:table-row table:style-name="ro1">
          <table:table-cell office:value-type="date" office:date-value="2007-03-01" calcext:value-type="date">
            <text:p>01/03/07</text:p>
          </table:table-cell>
          <table:table-cell office:value-type="float" office:value="0.1263433" calcext:value-type="float">
            <text:p>0.1263433</text:p>
          </table:table-cell>
        </table:table-row>
        <table:table-row table:style-name="ro1">
          <table:table-cell office:value-type="date" office:date-value="2007-04-01" calcext:value-type="date">
            <text:p>01/04/07</text:p>
          </table:table-cell>
          <table:table-cell office:value-type="float" office:value="0.04960747" calcext:value-type="float">
            <text:p>0.04960747</text:p>
          </table:table-cell>
        </table:table-row>
        <table:table-row table:style-name="ro1">
          <table:table-cell office:value-type="date" office:date-value="2007-05-01" calcext:value-type="date">
            <text:p>01/05/07</text:p>
          </table:table-cell>
          <table:table-cell office:value-type="float" office:value="0.1146196" calcext:value-type="float">
            <text:p>0.1146196</text:p>
          </table:table-cell>
        </table:table-row>
        <table:table-row table:style-name="ro1">
          <table:table-cell office:value-type="date" office:date-value="2007-06-01" calcext:value-type="date">
            <text:p>01/06/07</text:p>
          </table:table-cell>
          <table:table-cell office:value-type="float" office:value="0.1130066" calcext:value-type="float">
            <text:p>0.1130066</text:p>
          </table:table-cell>
        </table:table-row>
        <table:table-row table:style-name="ro1">
          <table:table-cell office:value-type="date" office:date-value="2007-07-01" calcext:value-type="date">
            <text:p>01/07/07</text:p>
          </table:table-cell>
          <table:table-cell office:value-type="float" office:value="0.1213988" calcext:value-type="float">
            <text:p>0.1213988</text:p>
          </table:table-cell>
        </table:table-row>
        <table:table-row table:style-name="ro1">
          <table:table-cell office:value-type="date" office:date-value="2007-08-01" calcext:value-type="date">
            <text:p>01/08/07</text:p>
          </table:table-cell>
          <table:table-cell office:value-type="float" office:value="-0.0550843" calcext:value-type="float">
            <text:p>-0.0550843</text:p>
          </table:table-cell>
        </table:table-row>
        <table:table-row table:style-name="ro1">
          <table:table-cell office:value-type="date" office:date-value="2007-09-01" calcext:value-type="date">
            <text:p>01/09/07</text:p>
          </table:table-cell>
          <table:table-cell office:value-type="float" office:value="-0.0990172" calcext:value-type="float">
            <text:p>-0.0990172</text:p>
          </table:table-cell>
        </table:table-row>
        <table:table-row table:style-name="ro1">
          <table:table-cell office:value-type="date" office:date-value="2007-10-01" calcext:value-type="date">
            <text:p>01/10/07</text:p>
          </table:table-cell>
          <table:table-cell office:value-type="float" office:value="-0.07360546" calcext:value-type="float">
            <text:p>-0.07360546</text:p>
          </table:table-cell>
        </table:table-row>
        <table:table-row table:style-name="ro1">
          <table:table-cell office:value-type="date" office:date-value="2007-11-01" calcext:value-type="date">
            <text:p>01/11/07</text:p>
          </table:table-cell>
          <table:table-cell office:value-type="float" office:value="0.005767598" calcext:value-type="float">
            <text:p>0.005767598</text:p>
          </table:table-cell>
        </table:table-row>
        <table:table-row table:style-name="ro1">
          <table:table-cell office:value-type="date" office:date-value="2007-12-01" calcext:value-type="date">
            <text:p>01/12/07</text:p>
          </table:table-cell>
          <table:table-cell office:value-type="float" office:value="-0.01894802" calcext:value-type="float">
            <text:p>-0.01894802</text:p>
          </table:table-cell>
        </table:table-row>
        <table:table-row table:style-name="ro1">
          <table:table-cell office:value-type="date" office:date-value="2008-01-01" calcext:value-type="date">
            <text:p>01/01/08</text:p>
          </table:table-cell>
          <table:table-cell office:value-type="float" office:value="-0.00820686" calcext:value-type="float">
            <text:p>-0.00820686</text:p>
          </table:table-cell>
        </table:table-row>
        <table:table-row table:style-name="ro1">
          <table:table-cell office:value-type="date" office:date-value="2008-02-01" calcext:value-type="date">
            <text:p>01/02/08</text:p>
          </table:table-cell>
          <table:table-cell office:value-type="float" office:value="0.1475739" calcext:value-type="float">
            <text:p>0.1475739</text:p>
          </table:table-cell>
        </table:table-row>
        <table:table-row table:style-name="ro1">
          <table:table-cell office:value-type="date" office:date-value="2008-03-01" calcext:value-type="date">
            <text:p>01/03/08</text:p>
          </table:table-cell>
          <table:table-cell office:value-type="float" office:value="0.1444902" calcext:value-type="float">
            <text:p>0.1444902</text:p>
          </table:table-cell>
        </table:table-row>
        <table:table-row table:style-name="ro1">
          <table:table-cell office:value-type="date" office:date-value="2008-04-01" calcext:value-type="date">
            <text:p>01/04/08</text:p>
          </table:table-cell>
          <table:table-cell office:value-type="float" office:value="0.02727069" calcext:value-type="float">
            <text:p>0.02727069</text:p>
          </table:table-cell>
        </table:table-row>
        <table:table-row table:style-name="ro1">
          <table:table-cell office:value-type="date" office:date-value="2008-05-01" calcext:value-type="date">
            <text:p>01/05/08</text:p>
          </table:table-cell>
          <table:table-cell office:value-type="float" office:value="0.2797053" calcext:value-type="float">
            <text:p>0.2797053</text:p>
          </table:table-cell>
        </table:table-row>
        <table:table-row table:style-name="ro1">
          <table:table-cell office:value-type="date" office:date-value="2008-06-01" calcext:value-type="date">
            <text:p>01/06/08</text:p>
          </table:table-cell>
          <table:table-cell office:value-type="float" office:value="0.2086942" calcext:value-type="float">
            <text:p>0.2086942</text:p>
          </table:table-cell>
        </table:table-row>
        <table:table-row table:style-name="ro1">
          <table:table-cell office:value-type="date" office:date-value="2008-07-01" calcext:value-type="date">
            <text:p>01/07/08</text:p>
          </table:table-cell>
          <table:table-cell office:value-type="float" office:value="0.1562914" calcext:value-type="float">
            <text:p>0.1562914</text:p>
          </table:table-cell>
        </table:table-row>
        <table:table-row table:style-name="ro1">
          <table:table-cell office:value-type="date" office:date-value="2008-08-01" calcext:value-type="date">
            <text:p>01/08/08</text:p>
          </table:table-cell>
          <table:table-cell office:value-type="float" office:value="0.1253792" calcext:value-type="float">
            <text:p>0.1253792</text:p>
          </table:table-cell>
        </table:table-row>
        <table:table-row table:style-name="ro1">
          <table:table-cell office:value-type="date" office:date-value="2008-09-01" calcext:value-type="date">
            <text:p>01/09/08</text:p>
          </table:table-cell>
          <table:table-cell office:value-type="float" office:value="0.06292139" calcext:value-type="float">
            <text:p>0.06292139</text:p>
          </table:table-cell>
        </table:table-row>
        <table:table-row table:style-name="ro1">
          <table:table-cell office:value-type="date" office:date-value="2008-10-01" calcext:value-type="date">
            <text:p>01/10/08</text:p>
          </table:table-cell>
          <table:table-cell office:value-type="float" office:value="-0.07083632" calcext:value-type="float">
            <text:p>-0.07083632</text:p>
          </table:table-cell>
        </table:table-row>
        <table:table-row table:style-name="ro1">
          <table:table-cell office:value-type="date" office:date-value="2008-11-01" calcext:value-type="date">
            <text:p>01/11/08</text:p>
          </table:table-cell>
          <table:table-cell office:value-type="float" office:value="-0.08828338" calcext:value-type="float">
            <text:p>-0.08828338</text:p>
          </table:table-cell>
        </table:table-row>
        <table:table-row table:style-name="ro1">
          <table:table-cell office:value-type="date" office:date-value="2008-12-01" calcext:value-type="date">
            <text:p>01/12/08</text:p>
          </table:table-cell>
          <table:table-cell office:value-type="float" office:value="-0.111611" calcext:value-type="float">
            <text:p>-0.111611</text:p>
          </table:table-cell>
        </table:table-row>
        <table:table-row table:style-name="ro1">
          <table:table-cell office:value-type="date" office:date-value="2009-01-01" calcext:value-type="date">
            <text:p>01/01/09</text:p>
          </table:table-cell>
          <table:table-cell office:value-type="float" office:value="-0.1893341" calcext:value-type="float">
            <text:p>-0.1893341</text:p>
          </table:table-cell>
        </table:table-row>
        <table:table-row table:style-name="ro1">
          <table:table-cell office:value-type="date" office:date-value="2009-02-01" calcext:value-type="date">
            <text:p>01/02/09</text:p>
          </table:table-cell>
          <table:table-cell office:value-type="float" office:value="-0.2136438" calcext:value-type="float">
            <text:p>-0.2136438</text:p>
          </table:table-cell>
        </table:table-row>
        <table:table-row table:style-name="ro1">
          <table:table-cell office:value-type="date" office:date-value="2009-03-01" calcext:value-type="date">
            <text:p>01/03/09</text:p>
          </table:table-cell>
          <table:table-cell office:value-type="float" office:value="-0.0526532" calcext:value-type="float">
            <text:p>-0.0526532</text:p>
          </table:table-cell>
        </table:table-row>
        <table:table-row table:style-name="ro1">
          <table:table-cell office:value-type="date" office:date-value="2009-04-01" calcext:value-type="date">
            <text:p>01/04/09</text:p>
          </table:table-cell>
          <table:table-cell office:value-type="float" office:value="0.08736145" calcext:value-type="float">
            <text:p>0.08736145</text:p>
          </table:table-cell>
        </table:table-row>
        <table:table-row table:style-name="ro1">
          <table:table-cell office:value-type="date" office:date-value="2009-05-01" calcext:value-type="date">
            <text:p>01/05/09</text:p>
          </table:table-cell>
          <table:table-cell office:value-type="float" office:value="0.2607554" calcext:value-type="float">
            <text:p>0.2607554</text:p>
          </table:table-cell>
        </table:table-row>
        <table:table-row table:style-name="ro1">
          <table:table-cell office:value-type="date" office:date-value="2009-06-01" calcext:value-type="date">
            <text:p>01/06/09</text:p>
          </table:table-cell>
          <table:table-cell office:value-type="float" office:value="0.3674863" calcext:value-type="float">
            <text:p>0.3674863</text:p>
          </table:table-cell>
        </table:table-row>
        <table:table-row table:style-name="ro1">
          <table:table-cell office:value-type="date" office:date-value="2009-07-01" calcext:value-type="date">
            <text:p>01/07/09</text:p>
          </table:table-cell>
          <table:table-cell office:value-type="float" office:value="0.4172056" calcext:value-type="float">
            <text:p>0.4172056</text:p>
          </table:table-cell>
        </table:table-row>
        <table:table-row table:style-name="ro1">
          <table:table-cell office:value-type="date" office:date-value="2009-08-01" calcext:value-type="date">
            <text:p>01/08/09</text:p>
          </table:table-cell>
          <table:table-cell office:value-type="float" office:value="0.1822946" calcext:value-type="float">
            <text:p>0.1822946</text:p>
          </table:table-cell>
        </table:table-row>
        <table:table-row table:style-name="ro1">
          <table:table-cell office:value-type="date" office:date-value="2009-09-01" calcext:value-type="date">
            <text:p>01/09/09</text:p>
          </table:table-cell>
          <table:table-cell office:value-type="float" office:value="0.09052254" calcext:value-type="float">
            <text:p>0.09052254</text:p>
          </table:table-cell>
        </table:table-row>
        <table:table-row table:style-name="ro1">
          <table:table-cell office:value-type="date" office:date-value="2009-10-01" calcext:value-type="date">
            <text:p>01/10/09</text:p>
          </table:table-cell>
          <table:table-cell office:value-type="float" office:value="0.1326882" calcext:value-type="float">
            <text:p>0.1326882</text:p>
          </table:table-cell>
        </table:table-row>
        <table:table-row table:style-name="ro1">
          <table:table-cell office:value-type="date" office:date-value="2009-11-01" calcext:value-type="date">
            <text:p>01/11/09</text:p>
          </table:table-cell>
          <table:table-cell office:value-type="float" office:value="0.1653456" calcext:value-type="float">
            <text:p>0.1653456</text:p>
          </table:table-cell>
        </table:table-row>
        <table:table-row table:style-name="ro1">
          <table:table-cell office:value-type="date" office:date-value="2009-12-01" calcext:value-type="date">
            <text:p>01/12/09</text:p>
          </table:table-cell>
          <table:table-cell office:value-type="float" office:value="0.3988498" calcext:value-type="float">
            <text:p>0.3988498</text:p>
          </table:table-cell>
        </table:table-row>
        <table:table-row table:style-name="ro1">
          <table:table-cell office:value-type="date" office:date-value="2010-01-01" calcext:value-type="date">
            <text:p>01/01/10</text:p>
          </table:table-cell>
          <table:table-cell office:value-type="float" office:value="0.1868612" calcext:value-type="float">
            <text:p>0.1868612</text:p>
          </table:table-cell>
        </table:table-row>
        <table:table-row table:style-name="ro1">
          <table:table-cell office:value-type="date" office:date-value="2010-02-01" calcext:value-type="date">
            <text:p>01/02/10</text:p>
          </table:table-cell>
          <table:table-cell office:value-type="float" office:value="0.1015288" calcext:value-type="float">
            <text:p>0.1015288</text:p>
          </table:table-cell>
        </table:table-row>
        <table:table-row table:style-name="ro1">
          <table:table-cell office:value-type="date" office:date-value="2010-03-01" calcext:value-type="date">
            <text:p>01/03/10</text:p>
          </table:table-cell>
          <table:table-cell office:value-type="float" office:value="0.2853513" calcext:value-type="float">
            <text:p>0.2853513</text:p>
          </table:table-cell>
        </table:table-row>
        <table:table-row table:style-name="ro1">
          <table:table-cell office:value-type="date" office:date-value="2010-04-01" calcext:value-type="date">
            <text:p>01/04/10</text:p>
          </table:table-cell>
          <table:table-cell office:value-type="float" office:value="0.1713521" calcext:value-type="float">
            <text:p>0.1713521</text:p>
          </table:table-cell>
        </table:table-row>
        <table:table-row table:style-name="ro1">
          <table:table-cell office:value-type="date" office:date-value="2010-05-01" calcext:value-type="date">
            <text:p>01/05/10</text:p>
          </table:table-cell>
          <table:table-cell office:value-type="float" office:value="0.1331875" calcext:value-type="float">
            <text:p>0.1331875</text:p>
          </table:table-cell>
        </table:table-row>
        <table:table-row table:style-name="ro1">
          <table:table-cell office:value-type="date" office:date-value="2010-06-01" calcext:value-type="date">
            <text:p>01/06/10</text:p>
          </table:table-cell>
          <table:table-cell office:value-type="float" office:value="0.1932088" calcext:value-type="float">
            <text:p>0.1932088</text:p>
          </table:table-cell>
        </table:table-row>
        <table:table-row table:style-name="ro1">
          <table:table-cell office:value-type="date" office:date-value="2010-07-01" calcext:value-type="date">
            <text:p>01/07/10</text:p>
          </table:table-cell>
          <table:table-cell office:value-type="float" office:value="0.06598694" calcext:value-type="float">
            <text:p>0.06598694</text:p>
          </table:table-cell>
        </table:table-row>
        <table:table-row table:style-name="ro1">
          <table:table-cell office:value-type="date" office:date-value="2010-08-01" calcext:value-type="date">
            <text:p>01/08/10</text:p>
          </table:table-cell>
          <table:table-cell office:value-type="float" office:value="0.06473808" calcext:value-type="float">
            <text:p>0.06473808</text:p>
          </table:table-cell>
        </table:table-row>
        <table:table-row table:style-name="ro1">
          <table:table-cell office:value-type="date" office:date-value="2010-09-01" calcext:value-type="date">
            <text:p>01/09/10</text:p>
          </table:table-cell>
          <table:table-cell office:value-type="float" office:value="0.03753014" calcext:value-type="float">
            <text:p>0.03753014</text:p>
          </table:table-cell>
        </table:table-row>
        <table:table-row table:style-name="ro1">
          <table:table-cell office:value-type="date" office:date-value="2010-10-01" calcext:value-type="date">
            <text:p>01/10/10</text:p>
          </table:table-cell>
          <table:table-cell office:value-type="float" office:value="0.1108757" calcext:value-type="float">
            <text:p>0.1108757</text:p>
          </table:table-cell>
        </table:table-row>
        <table:table-row table:style-name="ro1">
          <table:table-cell office:value-type="date" office:date-value="2010-11-01" calcext:value-type="date">
            <text:p>01/11/10</text:p>
          </table:table-cell>
          <table:table-cell office:value-type="float" office:value="-0.06828478" calcext:value-type="float">
            <text:p>-0.06828478</text:p>
          </table:table-cell>
        </table:table-row>
        <table:table-row table:style-name="ro1">
          <table:table-cell office:value-type="date" office:date-value="2010-12-01" calcext:value-type="date">
            <text:p>01/12/10</text:p>
          </table:table-cell>
          <table:table-cell office:value-type="float" office:value="-0.02754916" calcext:value-type="float">
            <text:p>-0.02754916</text:p>
          </table:table-cell>
        </table:table-row>
        <table:table-row table:style-name="ro1">
          <table:table-cell office:value-type="date" office:date-value="2011-01-01" calcext:value-type="date">
            <text:p>01/01/11</text:p>
          </table:table-cell>
          <table:table-cell office:value-type="float" office:value="-0.02934489" calcext:value-type="float">
            <text:p>-0.02934489</text:p>
          </table:table-cell>
        </table:table-row>
        <table:table-row table:style-name="ro1">
          <table:table-cell office:value-type="date" office:date-value="2011-02-01" calcext:value-type="date">
            <text:p>01/02/11</text:p>
          </table:table-cell>
          <table:table-cell office:value-type="float" office:value="0.2012248" calcext:value-type="float">
            <text:p>0.2012248</text:p>
          </table:table-cell>
        </table:table-row>
        <table:table-row table:style-name="ro1">
          <table:table-cell office:value-type="date" office:date-value="2011-03-01" calcext:value-type="date">
            <text:p>01/03/11</text:p>
          </table:table-cell>
          <table:table-cell office:value-type="float" office:value="0.1694846" calcext:value-type="float">
            <text:p>0.1694846</text:p>
          </table:table-cell>
        </table:table-row>
        <table:table-row table:style-name="ro1">
          <table:table-cell office:value-type="date" office:date-value="2011-04-01" calcext:value-type="date">
            <text:p>01/04/11</text:p>
          </table:table-cell>
          <table:table-cell office:value-type="float" office:value="0.2629037" calcext:value-type="float">
            <text:p>0.2629037</text:p>
          </table:table-cell>
        </table:table-row>
        <table:table-row table:style-name="ro1">
          <table:table-cell office:value-type="date" office:date-value="2011-05-01" calcext:value-type="date">
            <text:p>01/05/11</text:p>
          </table:table-cell>
          <table:table-cell office:value-type="float" office:value="0.1983967" calcext:value-type="float">
            <text:p>0.1983967</text:p>
          </table:table-cell>
        </table:table-row>
        <table:table-row table:style-name="ro1">
          <table:table-cell office:value-type="date" office:date-value="2011-06-01" calcext:value-type="date">
            <text:p>01/06/11</text:p>
          </table:table-cell>
          <table:table-cell office:value-type="float" office:value="0.1613316" calcext:value-type="float">
            <text:p>0.1613316</text:p>
          </table:table-cell>
        </table:table-row>
        <table:table-row table:style-name="ro1">
          <table:table-cell office:value-type="date" office:date-value="2011-07-01" calcext:value-type="date">
            <text:p>01/07/11</text:p>
          </table:table-cell>
          <table:table-cell office:value-type="float" office:value="0.0920781" calcext:value-type="float">
            <text:p>0.0920781</text:p>
          </table:table-cell>
        </table:table-row>
        <table:table-row table:style-name="ro1">
          <table:table-cell office:value-type="date" office:date-value="2011-08-01" calcext:value-type="date">
            <text:p>01/08/11</text:p>
          </table:table-cell>
          <table:table-cell office:value-type="float" office:value="0.0160703" calcext:value-type="float">
            <text:p>0.0160703</text:p>
          </table:table-cell>
        </table:table-row>
        <table:table-row table:style-name="ro1">
          <table:table-cell office:value-type="date" office:date-value="2011-09-01" calcext:value-type="date">
            <text:p>01/09/11</text:p>
          </table:table-cell>
          <table:table-cell office:value-type="float" office:value="0.221268" calcext:value-type="float">
            <text:p>0.221268</text:p>
          </table:table-cell>
        </table:table-row>
        <table:table-row table:style-name="ro1">
          <table:table-cell office:value-type="date" office:date-value="2011-10-01" calcext:value-type="date">
            <text:p>01/10/11</text:p>
          </table:table-cell>
          <table:table-cell office:value-type="float" office:value="0.1627895" calcext:value-type="float">
            <text:p>0.1627895</text:p>
          </table:table-cell>
        </table:table-row>
        <table:table-row table:style-name="ro1">
          <table:table-cell office:value-type="date" office:date-value="2011-11-01" calcext:value-type="date">
            <text:p>01/11/11</text:p>
          </table:table-cell>
          <table:table-cell office:value-type="float" office:value="0.05183386" calcext:value-type="float">
            <text:p>0.05183386</text:p>
          </table:table-cell>
        </table:table-row>
        <table:table-row table:style-name="ro1">
          <table:table-cell office:value-type="date" office:date-value="2011-12-01" calcext:value-type="date">
            <text:p>01/12/11</text:p>
          </table:table-cell>
          <table:table-cell office:value-type="float" office:value="-0.3452221" calcext:value-type="float">
            <text:p>-0.3452221</text:p>
          </table:table-cell>
        </table:table-row>
        <table:table-row table:style-name="ro1">
          <table:table-cell office:value-type="date" office:date-value="2012-01-01" calcext:value-type="date">
            <text:p>01/01/12</text:p>
          </table:table-cell>
          <table:table-cell office:value-type="float" office:value="-0.1812053" calcext:value-type="float">
            <text:p>-0.1812053</text:p>
          </table:table-cell>
        </table:table-row>
        <table:table-row table:style-name="ro1">
          <table:table-cell office:value-type="date" office:date-value="2012-02-01" calcext:value-type="date">
            <text:p>01/02/12</text:p>
          </table:table-cell>
          <table:table-cell office:value-type="float" office:value="-0.1670026" calcext:value-type="float">
            <text:p>-0.1670026</text:p>
          </table:table-cell>
        </table:table-row>
        <table:table-row table:style-name="ro1">
          <table:table-cell office:value-type="date" office:date-value="2012-03-01" calcext:value-type="date">
            <text:p>01/03/12</text:p>
          </table:table-cell>
          <table:table-cell office:value-type="float" office:value="0.1221355" calcext:value-type="float">
            <text:p>0.1221355</text:p>
          </table:table-cell>
        </table:table-row>
        <table:table-row table:style-name="ro1">
          <table:table-cell office:value-type="date" office:date-value="2012-04-01" calcext:value-type="date">
            <text:p>01/04/12</text:p>
          </table:table-cell>
          <table:table-cell office:value-type="float" office:value="-0.06325868" calcext:value-type="float">
            <text:p>-0.06325868</text:p>
          </table:table-cell>
        </table:table-row>
        <table:table-row table:style-name="ro1">
          <table:table-cell office:value-type="date" office:date-value="2012-05-01" calcext:value-type="date">
            <text:p>01/05/12</text:p>
          </table:table-cell>
          <table:table-cell office:value-type="float" office:value="-0.1390517" calcext:value-type="float">
            <text:p>-0.1390517</text:p>
          </table:table-cell>
        </table:table-row>
        <table:table-row table:style-name="ro1">
          <table:table-cell office:value-type="date" office:date-value="2012-06-01" calcext:value-type="date">
            <text:p>01/06/12</text:p>
          </table:table-cell>
          <table:table-cell office:value-type="float" office:value="-0.231743" calcext:value-type="float">
            <text:p>-0.231743</text:p>
          </table:table-cell>
        </table:table-row>
        <table:table-row table:style-name="ro1">
          <table:table-cell office:value-type="date" office:date-value="2012-07-01" calcext:value-type="date">
            <text:p>01/07/12</text:p>
          </table:table-cell>
          <table:table-cell office:value-type="float" office:value="-0.1606131" calcext:value-type="float">
            <text:p>-0.1606131</text:p>
          </table:table-cell>
        </table:table-row>
        <table:table-row table:style-name="ro1">
          <table:table-cell office:value-type="date" office:date-value="2012-08-01" calcext:value-type="date">
            <text:p>01/08/12</text:p>
          </table:table-cell>
          <table:table-cell office:value-type="float" office:value="-0.07201643" calcext:value-type="float">
            <text:p>-0.07201643</text:p>
          </table:table-cell>
        </table:table-row>
        <table:table-row table:style-name="ro1">
          <table:table-cell office:value-type="date" office:date-value="2012-09-01" calcext:value-type="date">
            <text:p>01/09/12</text:p>
          </table:table-cell>
          <table:table-cell office:value-type="float" office:value="-0.1024628" calcext:value-type="float">
            <text:p>-0.1024628</text:p>
          </table:table-cell>
        </table:table-row>
        <table:table-row table:style-name="ro1">
          <table:table-cell office:value-type="date" office:date-value="2012-10-01" calcext:value-type="date">
            <text:p>01/10/12</text:p>
          </table:table-cell>
          <table:table-cell office:value-type="float" office:value="-0.1318029" calcext:value-type="float">
            <text:p>-0.1318029</text:p>
          </table:table-cell>
        </table:table-row>
        <table:table-row table:style-name="ro1">
          <table:table-cell office:value-type="date" office:date-value="2012-11-01" calcext:value-type="date">
            <text:p>01/11/12</text:p>
          </table:table-cell>
          <table:table-cell office:value-type="float" office:value="-0.1150929" calcext:value-type="float">
            <text:p>-0.1150929</text:p>
          </table:table-cell>
        </table:table-row>
        <table:table-row table:style-name="ro1">
          <table:table-cell office:value-type="date" office:date-value="2012-12-01" calcext:value-type="date">
            <text:p>01/12/12</text:p>
          </table:table-cell>
          <table:table-cell office:value-type="float" office:value="0.04997629" calcext:value-type="float">
            <text:p>0.04997629</text:p>
          </table:table-cell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0.2052517" calcext:value-type="float">
            <text:p>0.2052517</text:p>
          </table:table-cell>
        </table:table-row>
        <table:table-row table:style-name="ro1">
          <table:table-cell office:value-type="date" office:date-value="2013-02-01" calcext:value-type="date">
            <text:p>01/02/13</text:p>
          </table:table-cell>
          <table:table-cell office:value-type="float" office:value="0.0985559" calcext:value-type="float">
            <text:p>0.0985559</text:p>
          </table:table-cell>
        </table:table-row>
        <table:table-row table:style-name="ro1">
          <table:table-cell office:value-type="date" office:date-value="2013-03-01" calcext:value-type="date">
            <text:p>01/03/13</text:p>
          </table:table-cell>
          <table:table-cell office:value-type="float" office:value="0.03454485" calcext:value-type="float">
            <text:p>0.03454485</text:p>
          </table:table-cell>
        </table:table-row>
        <table:table-row table:style-name="ro1">
          <table:table-cell office:value-type="date" office:date-value="2013-04-01" calcext:value-type="date">
            <text:p>01/04/13</text:p>
          </table:table-cell>
          <table:table-cell office:value-type="float" office:value="-0.1125411" calcext:value-type="float">
            <text:p>-0.1125411</text:p>
          </table:table-cell>
        </table:table-row>
        <table:table-row table:style-name="ro1">
          <table:table-cell office:value-type="date" office:date-value="2013-05-01" calcext:value-type="date">
            <text:p>01/05/13</text:p>
          </table:table-cell>
          <table:table-cell office:value-type="float" office:value="-0.1296975" calcext:value-type="float">
            <text:p>-0.1296975</text:p>
          </table:table-cell>
        </table:table-row>
        <table:table-row table:style-name="ro1">
          <table:table-cell office:value-type="date" office:date-value="2013-06-01" calcext:value-type="date">
            <text:p>01/06/13</text:p>
          </table:table-cell>
          <table:table-cell office:value-type="float" office:value="-0.01427151" calcext:value-type="float">
            <text:p>-0.01427151</text:p>
          </table:table-cell>
        </table:table-row>
        <table:table-row table:style-name="ro1">
          <table:table-cell office:value-type="date" office:date-value="2013-07-01" calcext:value-type="date">
            <text:p>01/07/13</text:p>
          </table:table-cell>
          <table:table-cell office:value-type="float" office:value="-0.03960975" calcext:value-type="float">
            <text:p>-0.03960975</text:p>
          </table:table-cell>
        </table:table-row>
        <table:table-row table:style-name="ro1">
          <table:table-cell office:value-type="date" office:date-value="2013-08-01" calcext:value-type="date">
            <text:p>01/08/13</text:p>
          </table:table-cell>
          <table:table-cell office:value-type="float" office:value="-0.06207182" calcext:value-type="float">
            <text:p>-0.06207182</text:p>
          </table:table-cell>
        </table:table-row>
        <table:table-row table:style-name="ro1">
          <table:table-cell office:value-type="date" office:date-value="2013-09-01" calcext:value-type="date">
            <text:p>01/09/13</text:p>
          </table:table-cell>
          <table:table-cell office:value-type="float" office:value="0.01525683" calcext:value-type="float">
            <text:p>0.01525683</text:p>
          </table:table-cell>
        </table:table-row>
        <table:table-row table:style-name="ro1">
          <table:table-cell office:value-type="date" office:date-value="2013-10-01" calcext:value-type="date">
            <text:p>01/10/13</text:p>
          </table:table-cell>
          <table:table-cell office:value-type="float" office:value="0.07892002" calcext:value-type="float">
            <text:p>0.07892002</text:p>
          </table:table-cell>
        </table:table-row>
        <table:table-row table:style-name="ro1">
          <table:table-cell office:value-type="date" office:date-value="2013-11-01" calcext:value-type="date">
            <text:p>01/11/13</text:p>
          </table:table-cell>
          <table:table-cell office:value-type="float" office:value="-0.0120392" calcext:value-type="float">
            <text:p>-0.0120392</text:p>
          </table:table-cell>
        </table:table-row>
        <table:table-row table:style-name="ro1">
          <table:table-cell office:value-type="date" office:date-value="2013-12-01" calcext:value-type="date">
            <text:p>01/12/13</text:p>
          </table:table-cell>
          <table:table-cell office:value-type="float" office:value="0.06136662" calcext:value-type="float">
            <text:p>0.06136662</text:p>
          </table:table-cell>
        </table:table-row>
        <table:table-row table:style-name="ro1">
          <table:table-cell office:value-type="date" office:date-value="2014-01-01" calcext:value-type="date">
            <text:p>01/01/14</text:p>
          </table:table-cell>
          <table:table-cell office:value-type="float" office:value="0.1472404" calcext:value-type="float">
            <text:p>0.1472404</text:p>
          </table:table-cell>
        </table:table-row>
        <table:table-row table:style-name="ro1">
          <table:table-cell office:value-type="date" office:date-value="2014-02-01" calcext:value-type="date">
            <text:p>01/02/14</text:p>
          </table:table-cell>
          <table:table-cell office:value-type="float" office:value="0.3016836" calcext:value-type="float">
            <text:p>0.3016836</text:p>
          </table:table-cell>
        </table:table-row>
        <table:table-row table:style-name="ro1">
          <table:table-cell office:value-type="date" office:date-value="2014-03-01" calcext:value-type="date">
            <text:p>01/03/14</text:p>
          </table:table-cell>
          <table:table-cell office:value-type="float" office:value="0.1190995" calcext:value-type="float">
            <text:p>0.1190995</text:p>
          </table:table-cell>
        </table:table-row>
        <table:table-row table:style-name="ro1">
          <table:table-cell office:value-type="date" office:date-value="2014-04-01" calcext:value-type="date">
            <text:p>01/04/14</text:p>
          </table:table-cell>
          <table:table-cell office:value-type="float" office:value="0.04914928" calcext:value-type="float">
            <text:p>0.04914928</text:p>
          </table:table-cell>
        </table:table-row>
        <table:table-row table:style-name="ro1">
          <table:table-cell office:value-type="date" office:date-value="2014-05-01" calcext:value-type="date">
            <text:p>01/05/14</text:p>
          </table:table-cell>
          <table:table-cell office:value-type="float" office:value="0.1607046" calcext:value-type="float">
            <text:p>0.1607046</text:p>
          </table:table-cell>
        </table:table-row>
        <table:table-row table:style-name="ro1">
          <table:table-cell office:value-type="date" office:date-value="2014-06-01" calcext:value-type="date">
            <text:p>01/06/14</text:p>
          </table:table-cell>
          <table:table-cell office:value-type="float" office:value="0.1896837" calcext:value-type="float">
            <text:p>0.1896837</text:p>
          </table:table-cell>
        </table:table-row>
        <table:table-row table:style-name="ro1">
          <table:table-cell office:value-type="date" office:date-value="2014-07-01" calcext:value-type="date">
            <text:p>01/07/14</text:p>
          </table:table-cell>
          <table:table-cell office:value-type="float" office:value="0.1586365" calcext:value-type="float">
            <text:p>0.1586365</text:p>
          </table:table-cell>
        </table:table-row>
        <table:table-row table:style-name="ro1">
          <table:table-cell office:value-type="date" office:date-value="2014-08-01" calcext:value-type="date">
            <text:p>01/08/14</text:p>
          </table:table-cell>
          <table:table-cell office:value-type="float" office:value="0.04289648" calcext:value-type="float">
            <text:p>0.04289648</text:p>
          </table:table-cell>
        </table:table-row>
        <table:table-row table:style-name="ro1">
          <table:table-cell office:value-type="date" office:date-value="2014-09-01" calcext:value-type="date">
            <text:p>01/09/14</text:p>
          </table:table-cell>
          <table:table-cell office:value-type="float" office:value="0.1493651" calcext:value-type="float">
            <text:p>0.1493651</text:p>
          </table:table-cell>
        </table:table-row>
        <table:table-row table:style-name="ro1">
          <table:table-cell office:value-type="date" office:date-value="2014-10-01" calcext:value-type="date">
            <text:p>01/10/14</text:p>
          </table:table-cell>
          <table:table-cell office:value-type="float" office:value="0.250769" calcext:value-type="float">
            <text:p>0.250769</text:p>
          </table:table-cell>
        </table:table-row>
        <table:table-row table:style-name="ro1">
          <table:table-cell office:value-type="date" office:date-value="2014-11-01" calcext:value-type="date">
            <text:p>01/11/14</text:p>
          </table:table-cell>
          <table:table-cell office:value-type="float" office:value="0.1306253" calcext:value-type="float">
            <text:p>0.1306253</text:p>
          </table:table-cell>
        </table:table-row>
        <table:table-row table:style-name="ro1">
          <table:table-cell office:value-type="date" office:date-value="2014-12-01" calcext:value-type="date">
            <text:p>01/12/14</text:p>
          </table:table-cell>
          <table:table-cell office:value-type="float" office:value="0.1680037" calcext:value-type="float">
            <text:p>0.1680037</text:p>
          </table:table-cell>
        </table:table-row>
        <table:table-row table:style-name="ro1">
          <table:table-cell office:value-type="date" office:date-value="2015-01-01" calcext:value-type="date">
            <text:p>01/01/15</text:p>
          </table:table-cell>
          <table:table-cell office:value-type="float" office:value="0.3587008" calcext:value-type="float">
            <text:p>0.3587008</text:p>
          </table:table-cell>
        </table:table-row>
        <table:table-row table:style-name="ro1">
          <table:table-cell office:value-type="date" office:date-value="2015-02-01" calcext:value-type="date">
            <text:p>01/02/15</text:p>
          </table:table-cell>
          <table:table-cell office:value-type="float" office:value="0.07177921" calcext:value-type="float">
            <text:p>0.07177921</text:p>
          </table:table-cell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float" office:value="-0.04896505" calcext:value-type="float">
            <text:p>-0.04896505</text:p>
          </table:table-cell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0.1370448" calcext:value-type="float">
            <text:p>0.1370448</text:p>
          </table:table-cell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0.1500016" calcext:value-type="float">
            <text:p>0.1500016</text:p>
          </table:table-cell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0.008261057" calcext:value-type="float">
            <text:p>0.008261057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-0.07002988" calcext:value-type="float">
            <text:p>-0.07002988</text:p>
          </table:table-cell>
        </table:table-row>
        <table:table-row table:style-name="ro1">
          <table:table-cell office:value-type="date" office:date-value="2015-08-01" calcext:value-type="date">
            <text:p>01/08/15</text:p>
          </table:table-cell>
          <table:table-cell office:value-type="float" office:value="0.03827503" calcext:value-type="float">
            <text:p>0.03827503</text:p>
          </table:table-cell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float" office:value="0.07526801" calcext:value-type="float">
            <text:p>0.07526801</text:p>
          </table:table-cell>
        </table:table-row>
        <table:table-row table:style-name="ro1">
          <table:table-cell office:value-type="date" office:date-value="2015-10-01" calcext:value-type="date">
            <text:p>01/10/15</text:p>
          </table:table-cell>
          <table:table-cell office:value-type="float" office:value="0.1788635" calcext:value-type="float">
            <text:p>0.1788635</text:p>
          </table:table-cell>
        </table:table-row>
        <table:table-row table:style-name="ro1">
          <table:table-cell office:value-type="date" office:date-value="2015-11-01" calcext:value-type="date">
            <text:p>01/11/15</text:p>
          </table:table-cell>
          <table:table-cell office:value-type="float" office:value="0.2673763" calcext:value-type="float">
            <text:p>0.2673763</text:p>
          </table:table-cell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float" office:value="0.3621559" calcext:value-type="float">
            <text:p>0.3621559</text:p>
          </table:table-cell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float" office:value="0.2922735" calcext:value-type="float">
            <text:p>0.2922735</text:p>
          </table:table-cell>
        </table:table-row>
        <table:table-row table:style-name="ro1">
          <table:table-cell office:value-type="date" office:date-value="2016-02-01" calcext:value-type="date">
            <text:p>01/02/16</text:p>
          </table:table-cell>
          <table:table-cell office:value-type="float" office:value="0.2157443" calcext:value-type="float">
            <text:p>0.2157443</text:p>
          </table:table-cell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float" office:value="0.1872605" calcext:value-type="float">
            <text:p>0.1872605</text:p>
          </table:table-cell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float" office:value="0.1058635" calcext:value-type="float">
            <text:p>0.1058635</text:p>
          </table:table-cell>
        </table:table-row>
        <table:table-row table:style-name="ro1">
          <table:table-cell office:value-type="date" office:date-value="2016-05-01" calcext:value-type="date">
            <text:p>01/05/16</text:p>
          </table:table-cell>
          <table:table-cell office:value-type="float" office:value="0.05456698" calcext:value-type="float">
            <text:p>0.05456698</text:p>
          </table:table-cell>
        </table:table-row>
        <table:table-row table:style-name="ro1">
          <table:table-cell office:value-type="date" office:date-value="2016-06-01" calcext:value-type="date">
            <text:p>01/06/16</text:p>
          </table:table-cell>
          <table:table-cell office:value-type="float" office:value="0.2300595" calcext:value-type="float">
            <text:p>0.2300595</text:p>
          </table:table-cell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float" office:value="0.2241709" calcext:value-type="float">
            <text:p>0.2241709</text:p>
          </table:table-cell>
        </table:table-row>
        <table:table-row table:style-name="ro1">
          <table:table-cell office:value-type="date" office:date-value="2016-08-01" calcext:value-type="date">
            <text:p>01/08/16</text:p>
          </table:table-cell>
          <table:table-cell office:value-type="float" office:value="0.1550681" calcext:value-type="float">
            <text:p>0.1550681</text:p>
          </table:table-cell>
        </table:table-row>
        <table:table-row table:style-name="ro1">
          <table:table-cell office:value-type="date" office:date-value="2016-09-01" calcext:value-type="date">
            <text:p>01/09/16</text:p>
          </table:table-cell>
          <table:table-cell office:value-type="float" office:value="0.2061738" calcext:value-type="float">
            <text:p>0.2061738</text:p>
          </table:table-cell>
        </table:table-row>
        <table:table-row table:style-name="ro1">
          <table:table-cell office:value-type="date" office:date-value="2016-10-01" calcext:value-type="date">
            <text:p>01/10/16</text:p>
          </table:table-cell>
          <table:table-cell office:value-type="float" office:value="0.2669993" calcext:value-type="float">
            <text:p>0.2669993</text:p>
          </table:table-cell>
        </table:table-row>
        <table:table-row table:style-name="ro1">
          <table:table-cell office:value-type="date" office:date-value="2016-11-01" calcext:value-type="date">
            <text:p>01/11/16</text:p>
          </table:table-cell>
          <table:table-cell office:value-type="float" office:value="0.2581909" calcext:value-type="float">
            <text:p>0.2581909</text:p>
          </table:table-cell>
        </table:table-row>
        <table:table-row table:style-name="ro1">
          <table:table-cell office:value-type="date" office:date-value="2016-12-01" calcext:value-type="date">
            <text:p>01/12/16</text:p>
          </table:table-cell>
          <table:table-cell office:value-type="float" office:value="0.5765041" calcext:value-type="float">
            <text:p>0.5765041</text:p>
          </table:table-cell>
        </table:table-row>
        <table:table-row table:style-name="ro1">
          <table:table-cell office:value-type="date" office:date-value="2017-01-01" calcext:value-type="date">
            <text:p>01/01/17</text:p>
          </table:table-cell>
          <table:table-cell office:value-type="float" office:value="0.4918638" calcext:value-type="float">
            <text:p>0.4918638</text:p>
          </table:table-cell>
        </table:table-row>
        <table:table-row table:style-name="ro1">
          <table:table-cell office:value-type="date" office:date-value="2017-02-01" calcext:value-type="date">
            <text:p>01/02/17</text:p>
          </table:table-cell>
          <table:table-cell office:value-type="float" office:value="0.2831957" calcext:value-type="float">
            <text:p>0.2831957</text:p>
          </table:table-cell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float" office:value="0.1883544" calcext:value-type="float">
            <text:p>0.1883544</text:p>
          </table:table-cell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float" office:value="0.2490028" calcext:value-type="float">
            <text:p>0.2490028</text:p>
          </table:table-cell>
        </table:table-row>
        <table:table-row table:style-name="ro1">
          <table:table-cell office:value-type="date" office:date-value="2017-05-01" calcext:value-type="date">
            <text:p>01/05/17</text:p>
          </table:table-cell>
          <table:table-cell office:value-type="float" office:value="0.2036289" calcext:value-type="float">
            <text:p>0.2036289</text:p>
          </table:table-cell>
        </table:table-row>
        <table:table-row table:style-name="ro1">
          <table:table-cell office:value-type="date" office:date-value="2017-06-01" calcext:value-type="date">
            <text:p>01/06/17</text:p>
          </table:table-cell>
          <table:table-cell office:value-type="float" office:value="0.3355769" calcext:value-type="float">
            <text:p>0.3355769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float" office:value="0.2156887" calcext:value-type="float">
            <text:p>0.2156887</text:p>
          </table:table-cell>
        </table:table-row>
        <table:table-row table:style-name="ro1">
          <table:table-cell office:value-type="date" office:date-value="2017-08-01" calcext:value-type="date">
            <text:p>01/08/17</text:p>
          </table:table-cell>
          <table:table-cell office:value-type="float" office:value="0.275743" calcext:value-type="float">
            <text:p>0.275743</text:p>
          </table:table-cell>
        </table:table-row>
        <table:table-row table:style-name="ro1">
          <table:table-cell office:value-type="date" office:date-value="2017-09-01" calcext:value-type="date">
            <text:p>01/09/17</text:p>
          </table:table-cell>
          <table:table-cell office:value-type="float" office:value="0.2807171" calcext:value-type="float">
            <text:p>0.2807171</text:p>
          </table:table-cell>
        </table:table-row>
        <table:table-row table:style-name="ro1">
          <table:table-cell office:value-type="date" office:date-value="2017-10-01" calcext:value-type="date">
            <text:p>01/10/17</text:p>
          </table:table-cell>
          <table:table-cell office:value-type="float" office:value="0.3969501" calcext:value-type="float">
            <text:p>0.3969501</text:p>
          </table:table-cell>
        </table:table-row>
        <table:table-row table:style-name="ro1">
          <table:table-cell office:value-type="date" office:date-value="2017-11-01" calcext:value-type="date">
            <text:p>01/11/17</text:p>
          </table:table-cell>
          <table:table-cell office:value-type="float" office:value="0.28981" calcext:value-type="float">
            <text:p>0.28981</text:p>
          </table:table-cell>
        </table:table-row>
        <table:table-row table:style-name="ro1">
          <table:table-cell office:value-type="date" office:date-value="2017-12-01" calcext:value-type="date">
            <text:p>01/12/17</text:p>
          </table:table-cell>
          <table:table-cell office:value-type="float" office:value="0.01011244" calcext:value-type="float">
            <text:p>0.01011244</text:p>
          </table:table-cell>
        </table:table-row>
        <table:table-row table:style-name="ro1">
          <table:table-cell office:value-type="date" office:date-value="2018-01-01" calcext:value-type="date">
            <text:p>01/01/18</text:p>
          </table:table-cell>
          <table:table-cell office:value-type="float" office:value="0.2627107" calcext:value-type="float">
            <text:p>0.2627107</text:p>
          </table:table-cell>
        </table:table-row>
        <table:table-row table:style-name="ro1">
          <table:table-cell office:value-type="date" office:date-value="2018-02-01" calcext:value-type="date">
            <text:p>01/02/18</text:p>
          </table:table-cell>
          <table:table-cell office:value-type="float" office:value="0.1575808" calcext:value-type="float">
            <text:p>0.1575808</text:p>
          </table:table-cell>
        </table:table-row>
        <table:table-row table:style-name="ro1">
          <table:table-cell office:value-type="date" office:date-value="2018-03-01" calcext:value-type="date">
            <text:p>01/03/18</text:p>
          </table:table-cell>
          <table:table-cell office:value-type="float" office:value="0.1108486" calcext:value-type="float">
            <text:p>0.1108486</text:p>
          </table:table-cell>
        </table:table-row>
        <table:table-row table:style-name="ro1">
          <table:table-cell office:value-type="date" office:date-value="2018-04-01" calcext:value-type="date">
            <text:p>01/04/18</text:p>
          </table:table-cell>
          <table:table-cell office:value-type="float" office:value="0.2141103" calcext:value-type="float">
            <text:p>0.2141103</text:p>
          </table:table-cell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office:value-type="float" office:value="0.2598457" calcext:value-type="float">
            <text:p>0.2598457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float" office:value="0.3582786" calcext:value-type="float">
            <text:p>0.3582786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float" office:value="0.3493775" calcext:value-type="float">
            <text:p>0.3493775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float" office:value="0.364012" calcext:value-type="float">
            <text:p>0.364012</text:p>
          </table:table-cell>
        </table:table-row>
        <table:table-row table:style-name="ro1">
          <table:table-cell office:value-type="date" office:date-value="2018-09-01" calcext:value-type="date">
            <text:p>01/09/18</text:p>
          </table:table-cell>
          <table:table-cell office:value-type="float" office:value="0.1585587" calcext:value-type="float">
            <text:p>0.1585587</text:p>
          </table:table-cell>
        </table:table-row>
        <table:table-row table:style-name="ro1">
          <table:table-cell office:value-type="date" office:date-value="2018-10-01" calcext:value-type="date">
            <text:p>01/10/18</text:p>
          </table:table-cell>
          <table:table-cell office:value-type="float" office:value="0.1960579" calcext:value-type="float">
            <text:p>0.1960579</text:p>
          </table:table-cell>
        </table:table-row>
        <table:table-row table:style-name="ro1">
          <table:table-cell office:value-type="date" office:date-value="2018-11-01" calcext:value-type="date">
            <text:p>01/11/18</text:p>
          </table:table-cell>
          <table:table-cell office:value-type="float" office:value="0.3055884" calcext:value-type="float">
            <text:p>0.3055884</text:p>
          </table:table-cell>
        </table:table-row>
        <table:table-row table:style-name="ro1">
          <table:table-cell office:value-type="date" office:date-value="2018-12-01" calcext:value-type="date">
            <text:p>01/12/18</text:p>
          </table:table-cell>
          <table:table-cell office:value-type="float" office:value="0.3077067" calcext:value-type="float">
            <text:p>0.3077067</text:p>
          </table:table-cell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office:value-type="float" office:value="0.3351106" calcext:value-type="float">
            <text:p>0.3351106</text:p>
          </table:table-cell>
        </table:table-row>
        <table:table-row table:style-name="ro1">
          <table:table-cell office:value-type="date" office:date-value="2019-02-01" calcext:value-type="date">
            <text:p>01/02/19</text:p>
          </table:table-cell>
          <table:table-cell office:value-type="float" office:value="0.4470451" calcext:value-type="float">
            <text:p>0.4470451</text:p>
          </table:table-cell>
        </table:table-row>
        <table:table-row table:style-name="ro1">
          <table:table-cell office:value-type="date" office:date-value="2019-03-01" calcext:value-type="date">
            <text:p>01/03/19</text:p>
          </table:table-cell>
          <table:table-cell office:value-type="float" office:value="0.4801231" calcext:value-type="float">
            <text:p>0.4801231</text:p>
          </table:table-cell>
        </table:table-row>
        <table:table-row table:style-name="ro1">
          <table:table-cell office:value-type="date" office:date-value="2019-04-01" calcext:value-type="date">
            <text:p>01/04/19</text:p>
          </table:table-cell>
          <table:table-cell office:value-type="float" office:value="0.3356582" calcext:value-type="float">
            <text:p>0.3356582</text:p>
          </table:table-cell>
        </table:table-row>
        <table:table-row table:style-name="ro1">
          <table:table-cell office:value-type="date" office:date-value="2019-05-01" calcext:value-type="date">
            <text:p>01/05/19</text:p>
          </table:table-cell>
          <table:table-cell office:value-type="float" office:value="0.2769694" calcext:value-type="float">
            <text:p>0.2769694</text:p>
          </table:table-cell>
        </table:table-row>
        <table:table-row table:style-name="ro1">
          <table:table-cell office:value-type="date" office:date-value="2019-06-01" calcext:value-type="date">
            <text:p>01/06/19</text:p>
          </table:table-cell>
          <table:table-cell office:value-type="float" office:value="0.1745924" calcext:value-type="float">
            <text:p>0.1745924</text:p>
          </table:table-cell>
        </table:table-row>
        <table:table-row table:style-name="ro1">
          <table:table-cell office:value-type="date" office:date-value="2019-07-01" calcext:value-type="date">
            <text:p>01/07/19</text:p>
          </table:table-cell>
          <table:table-cell office:value-type="float" office:value="0.175437" calcext:value-type="float">
            <text:p>0.175437</text:p>
          </table:table-cell>
        </table:table-row>
        <table:table-row table:style-name="ro1">
          <table:table-cell office:value-type="date" office:date-value="2019-08-01" calcext:value-type="date">
            <text:p>01/08/19</text:p>
          </table:table-cell>
          <table:table-cell office:value-type="float" office:value="0.2400163" calcext:value-type="float">
            <text:p>0.2400163</text:p>
          </table:table-cell>
        </table:table-row>
        <table:table-row table:style-name="ro1">
          <table:table-cell office:value-type="date" office:date-value="2019-09-01" calcext:value-type="date">
            <text:p>01/09/19</text:p>
          </table:table-cell>
          <table:table-cell office:value-type="float" office:value="0.1929333" calcext:value-type="float">
            <text:p>0.1929333</text:p>
          </table:table-cell>
        </table:table-row>
        <table:table-row table:style-name="ro1">
          <table:table-cell office:value-type="date" office:date-value="2019-10-01" calcext:value-type="date">
            <text:p>01/10/19</text:p>
          </table:table-cell>
          <table:table-cell office:value-type="float" office:value="0.1900983" calcext:value-type="float">
            <text:p>0.1900983</text:p>
          </table:table-cell>
        </table:table-row>
        <table:table-row table:style-name="ro1">
          <table:table-cell office:value-type="date" office:date-value="2019-11-01" calcext:value-type="date">
            <text:p>01/11/19</text:p>
          </table:table-cell>
          <table:table-cell office:value-type="float" office:value="0.2361211" calcext:value-type="float">
            <text:p>0.2361211</text:p>
          </table:table-cell>
        </table:table-row>
        <table:table-row table:style-name="ro1">
          <table:table-cell office:value-type="date" office:date-value="2019-12-01" calcext:value-type="date">
            <text:p>01/12/19</text:p>
          </table:table-cell>
          <table:table-cell office:value-type="float" office:value="0.2304312" calcext:value-type="float">
            <text:p>0.2304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0T15:29:22.309000000</meta:creation-date>
    <dc:date>2024-01-30T15:30:19.498000000</dc:date>
    <meta:editing-duration>PT57S</meta:editing-duration>
    <meta:editing-cycles>1</meta:editing-cycles>
    <meta:document-statistic meta:table-count="1" meta:cell-count="922" meta:object-count="0"/>
    <meta:generator>LibreOffice/7.0.4.2$Windows_X86_64 LibreOffice_project/dcf040e67528d9187c66b2379df5ea4407429775</meta:generator>
  </office:meta>
</office:document-meta>
</file>